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10000000F9C28CEE6150DBAB21.png" manifest:media-type="image/png"/>
  <manifest:file-entry manifest:full-path="Pictures/100000000000156000000E40534F101100BA14CB.jpg" manifest:media-type="image/jpeg"/>
  <manifest:file-entry manifest:full-path="Pictures/10000000000009C4000006828699B183B3F1E5FA.jpg" manifest:media-type="image/jpeg"/>
  <manifest:file-entry manifest:full-path="Pictures/10000000000009C400000682EC5BC51CE9AB61FB.jpg" manifest:media-type="image/jpeg"/>
  <manifest:file-entry manifest:full-path="Pictures/1000020100000296000001381C9384B1983E66DE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ourier New" svg:font-family="'Courier New'"/>
    <style:font-face style:name="DejaVu Sans" svg:font-family="'DejaVu Sans'"/>
    <style:font-face style:name="Ebrima" svg:font-family="Ebrima"/>
    <style:font-face style:name="Geo" svg:font-family="Ge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5.161cm" fo:min-width="24.8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4.339cm" fo:min-width="24.89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816cm" fo:min-width="10.943cm" fo:padding-top="0.254cm" fo:padding-bottom="0.254cm" fo:padding-left="0.25cm" fo:padding-right="0.25cm" fo:wrap-option="wrap"/>
    </style:style>
    <style:style style:name="gr9" style:family="graphic" style:parent-style-name="standard">
      <style:graphic-properties draw:stroke="none" svg:stroke-width="0cm" draw:fill="solid" draw:fill-color="#775973" draw:textarea-vertical-align="middle" draw:auto-grow-height="false" draw:fit-to-size="false" style:shrink-to-fit="false" fo:min-height="1.732cm" fo:min-width="17.208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351cm" fo:min-width="30.10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2.351cm" fo:min-width="31.901cm" fo:padding-top="0.125cm" fo:padding-bottom="0.125cm" fo:padding-left="0.25cm" fo:padding-right="0.25cm" fo:wrap-option="wrap"/>
    </style:style>
    <style:style style:name="gr1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gr1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draw:fill="none" fo:min-height="13.999cm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none" draw:fill="none" fo:min-height="14.455cm"/>
    </style:style>
    <style:style style:name="gr19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14.686cm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gr23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7.351cm" fo:min-width="31.7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draw:fill="none" fo:min-height="13.916cm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c__20_Content_5f_-notes">
      <style:graphic-properties draw:fill-color="#ffffff" fo:min-height="13.364cm"/>
    </style:style>
    <style:style style:name="pr4" style:family="presentation" style:parent-style-name="Blank_20_Slide-notes">
      <style:graphic-properties draw:fill-color="#ffffff" draw:auto-grow-height="true" fo:min-height="13.364cm"/>
    </style:style>
    <style:style style:name="pr5" style:family="presentation" style:parent-style-name="Blank_20_Slide_5f_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cm" fo:margin-top="0cm" fo:margin-bottom="0cm" fo:line-height="70%" fo:text-align="start" fo:text-indent="0cm"/>
    </style:style>
    <style:style style:name="P6" style:family="paragraph">
      <loext:graphic-properties draw:fill="none"/>
      <style:paragraph-properties fo:margin-top="0cm" fo:margin-bottom="0cm" fo:line-height="90%" fo:text-align="center" style:font-independent-line-spacing="true"/>
      <style:text-properties fo:font-size="18pt"/>
    </style:style>
    <style:style style:name="P7" style:family="paragraph">
      <style:paragraph-properties fo:margin-top="0cm" fo:margin-bottom="0cm" fo:line-height="90%" fo:text-align="center"/>
      <style:text-properties fo:font-size="18pt"/>
    </style:style>
    <style:style style:name="P8" style:family="paragraph">
      <loext:graphic-properties draw:fill="solid" draw:fill-color="#775973"/>
      <style:paragraph-properties fo:margin-top="0cm" fo:margin-bottom="0cm" fo:line-height="90%" fo:text-align="center" style:font-independent-line-spacing="true"/>
      <style:text-properties fo:font-size="18pt"/>
    </style:style>
    <style:style style:name="P9" style:family="paragraph">
      <style:paragraph-properties style:text-autospace="none"/>
    </style:style>
    <style:style style:name="P10" style:family="paragraph">
      <loext:graphic-properties draw:fill="none"/>
      <style:paragraph-properties fo:margin-top="0cm" fo:margin-bottom="0cm" fo:line-height="90%" fo:text-align="start" style:font-independent-line-spacing="true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paragraph-properties fo:margin-top="0cm" fo:margin-bottom="0cm" fo:line-height="90%" fo:text-align="start" style:text-autospace="none" style:font-independent-line-spacing="true"/>
      <style:text-properties fo:font-size="18pt"/>
    </style:style>
    <style:style style:name="P13" style:family="paragraph">
      <style:paragraph-properties fo:text-align="start" style:text-autospace="non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none"/>
    </style:style>
    <style:style style:name="P15" style:family="paragraph">
      <style:paragraph-properties fo:margin-left="0cm" fo:margin-right="0cm" fo:margin-top="0cm" fo:margin-bottom="0cm" fo:line-height="100%" fo:text-indent="0cm" style:text-autospace="non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text-autospace="none" style:font-independent-line-spacing="true"/>
      <style:text-properties fo:font-size="18pt"/>
    </style:style>
    <style:style style:name="P17" style:family="paragraph">
      <loext:graphic-properties draw:fill="none"/>
    </style:style>
    <style:style style:name="P18" style:family="paragraph">
      <loext:graphic-properties draw:fill="none"/>
      <style:paragraph-properties style:text-autospace="non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Ebrima" fo:font-size="60pt" fo:letter-spacing="normal" fo:font-style="normal" style:text-underline-style="none" fo:font-weight="bold" style:font-name-asian="Ebrima" style:font-size-asian="60pt" style:font-style-asian="normal" style:font-weight-asian="bold" style:font-name-complex="DejaVu Sans" style:font-size-complex="6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Ebrima" fo:font-size="32pt" fo:letter-spacing="normal" fo:font-style="normal" style:text-underline-style="none" fo:font-weight="bold" style:font-name-asian="Ebrima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Ebrima" fo:font-size="36pt" fo:letter-spacing="normal" fo:font-style="normal" style:text-underline-style="none" fo:font-weight="normal" style:font-name-asian="Ebrima" style:font-size-asian="36pt" style:font-style-asian="normal" style:font-weight-asian="normal" style:font-name-complex="DejaVu Sans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Ebrima" fo:font-size="24pt" fo:letter-spacing="normal" fo:font-style="normal" style:text-underline-style="none" fo:font-weight="bold" style:font-name-asian="Ebrima" style:font-size-asian="24pt" style:font-style-asian="normal" style:font-weight-asian="bold" style:font-name-complex="DejaVu Sans" style:font-size-complex="24pt" style:font-style-complex="normal" style:font-weight-complex="bold"/>
    </style:style>
    <style:style style:name="T5" style:family="text">
      <style:text-properties fo:font-variant="normal" fo:text-transform="none" fo:color="#4a3d53" style:text-line-through-style="none" style:text-line-through-type="none" style:text-position="0% 100%" style:font-name="Times New Roman" fo:font-size="32pt" fo:letter-spacing="normal" fo:font-style="normal" style:text-underline-style="none" fo:font-weight="bold" style:font-name-asian="Geo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6" style:family="text">
      <style:text-properties fo:font-variant="normal" fo:text-transform="none" fo:color="#515151" style:text-line-through-style="none" style:text-line-through-type="none" style:text-position="0% 100%" style:font-name="Calibri" fo:font-size="44pt" fo:letter-spacing="normal" fo:font-style="normal" style:text-underline-style="none" fo:font-weight="normal" style:font-name-asian="Calibri" style:font-size-asian="44pt" style:font-style-asian="normal" style:font-weight-asian="normal" style:font-name-complex="DejaVu Sans" style:font-size-complex="4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Ebrima" fo:font-size="48pt" fo:letter-spacing="normal" fo:font-style="normal" style:text-underline-style="none" fo:font-weight="bold" style:font-name-asian="Ebrima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Times New Roman" fo:font-size="32pt" fo:letter-spacing="normal" fo:font-style="normal" style:text-underline-style="none" fo:font-weight="bold" style:font-name-asian="Geo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9" style:family="text">
      <style:text-properties fo:font-variant="normal" fo:text-transform="none" fo:color="#515151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alibri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10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26pt" fo:letter-spacing="normal" fo:font-style="normal" fo:text-shadow="none" style:text-underline-style="none" fo:font-weight="normal" style:letter-kerning="true" style:font-name-asian="Courier New" style:font-size-asian="26pt" style:font-style-asian="normal" style:font-weight-asian="normal" style:font-name-complex="Courier New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6pt" fo:letter-spacing="normal" fo:font-style="normal" fo:text-shadow="none" style:text-underline-style="none" fo:font-weight="normal" style:letter-kerning="true" style:font-name-asian="Courier New" style:font-size-asian="26pt" style:font-style-asian="normal" style:font-weight-asian="normal" style:font-name-complex="Courier New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28pt" fo:letter-spacing="normal" fo:font-style="normal" fo:text-shadow="none" style:text-underline-style="none" fo:font-weight="normal" style:letter-kerning="true" style:font-name-asian="Calibri" style:font-size-asian="28pt" style:font-style-asian="normal" style:font-weight-asian="normal" style:font-name-complex="DejaVu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515151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alibri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14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2pt" fo:letter-spacing="normal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26pt" fo:letter-spacing="normal" fo:font-style="normal" fo:text-shadow="none" style:text-underline-style="none" fo:font-weight="normal" style:letter-kerning="true" style:font-name-asian="Calibri" style:font-size-asian="26pt" style:font-style-asian="normal" style:font-weight-asian="normal" style:font-name-complex="DejaVu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24pt" fo:letter-spacing="normal" fo:font-style="normal" fo:text-shadow="none" style:text-underline-style="none" fo:font-weight="normal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24pt" fo:letter-spacing="normal" fo:font-style="normal" fo:text-shadow="none" style:text-underline-style="none" fo:font-weight="normal" style:letter-kerning="true" style:font-name-asian="Calibri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22pt" fo:letter-spacing="normal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20pt" fo:letter-spacing="normal" fo:font-style="normal" fo:text-shadow="none" style:text-underline-style="none" fo:font-weight="normal" style:letter-kerning="true" style:font-name-asian="Calibri" style:font-size-asian="20pt" style:font-style-asian="normal" style:font-weight-asian="normal" style:font-name-complex="DejaVu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5pt" fo:letter-spacing="normal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15pt" fo:letter-spacing="normal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5pt" fo:letter-spacing="normal" fo:font-style="italic" fo:text-shadow="none" style:text-underline-style="none" fo:font-weight="normal" style:letter-kerning="true" style:font-name-asian="Courier New" style:font-size-asian="15pt" style:font-style-asian="italic" style:font-weight-asian="normal" style:font-name-complex="Courier New" style:font-size-complex="15pt" style:font-style-complex="italic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15pt" fo:letter-spacing="normal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5pt" fo:letter-spacing="normal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6pt" fo:letter-spacing="normal" fo:font-style="italic" fo:text-shadow="none" style:text-underline-style="none" fo:font-weight="normal" style:letter-kerning="true" style:font-name-asian="Courier New" style:font-size-asian="26pt" style:font-style-asian="italic" style:font-weight-asian="normal" style:font-name-complex="Courier New" style:font-size-complex="26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26pt" fo:letter-spacing="normal" fo:font-style="normal" fo:text-shadow="none" style:text-underline-style="none" fo:font-weight="normal" style:letter-kerning="true" style:font-name-asian="Courier New" style:font-size-asian="26pt" style:font-style-asian="normal" style:font-weight-asian="normal" style:font-name-complex="Courier New" style:font-size-complex="2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6pt" fo:letter-spacing="normal" fo:font-style="normal" fo:text-shadow="none" style:text-underline-style="none" fo:font-weight="normal" style:letter-kerning="true" style:font-name-asian="Courier New" style:font-size-asian="26pt" style:font-style-asian="normal" style:font-weight-asian="normal" style:font-name-complex="Courier New" style:font-size-complex="26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6pt" fo:letter-spacing="normal" fo:font-style="italic" fo:text-shadow="none" style:text-underline-style="none" fo:font-weight="normal" style:letter-kerning="true" style:font-name-asian="Courier New" style:font-size-asian="16pt" style:font-style-asian="italic" style:font-weight-asian="normal" style:font-name-complex="Courier New" style:font-size-complex="16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32pt" fo:letter-spacing="normal" fo:font-style="normal" fo:text-shadow="none" style:text-underline-style="none" fo:font-weight="normal" style:letter-kerning="true" style:font-name-asian="Calibri" style:font-size-asian="32pt" style:font-style-asian="normal" style:font-weight-asian="normal" style:font-name-complex="DejaVu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24pt" fo:letter-spacing="normal" fo:text-shadow="none" style:text-underline-style="none" fo:font-weight="normal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4pt" fo:letter-spacing="normal" fo:text-shadow="none" style:text-underline-style="none" fo:font-weight="normal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4pt" fo:letter-spacing="normal" fo:font-style="italic" fo:text-shadow="none" style:text-underline-style="none" fo:font-weight="normal" style:letter-kerning="true" style:font-name-asian="Courier New" style:font-size-asian="24pt" style:font-style-asian="italic" style:font-weight-asian="normal" style:font-name-complex="Courier New" style:font-size-complex="24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24pt" fo:letter-spacing="normal" fo:text-shadow="none" style:text-underline-style="none" fo:font-weight="normal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24pt" fo:letter-spacing="normal" fo:text-shadow="none" style:text-underline-style="none" fo:font-weight="normal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4pt" fo:letter-spacing="normal" fo:text-shadow="none" style:text-underline-style="none" fo:font-weight="normal" style:letter-kerning="true" style:font-name-asian="Courier New" style:font-size-asian="24pt" style:font-weight-asian="normal" style:font-name-complex="Courier New" style:font-size-complex="24pt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4pt" fo:letter-spacing="normal" fo:font-style="normal" fo:text-shadow="none" style:text-underline-style="none" fo:font-weight="normal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24pt" fo:letter-spacing="normal" fo:font-style="normal" fo:text-shadow="none" style:text-underline-style="none" fo:font-weight="normal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24pt" fo:letter-spacing="normal" fo:font-style="normal" fo:text-shadow="none" style:text-underline-style="none" fo:font-weight="normal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22pt" fo:letter-spacing="normal" fo:font-style="normal" fo:text-shadow="none" style:text-underline-style="none" fo:font-weight="normal" style:letter-kerning="true" style:font-name-asian="Calibri" style:font-size-asian="22pt" style:font-style-asian="normal" style:font-weight-asian="normal" style:font-name-complex="DejaVu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ffc66d" style:text-outline="false" style:text-line-through-style="none" style:text-line-through-type="none" style:text-position="0% 100%" style:font-name="Courier New" fo:font-size="20pt" fo:letter-spacing="normal" fo:font-style="normal" fo:text-shadow="none" style:text-underline-style="none" fo:font-weight="normal" style:letter-kerning="true" style:font-name-asian="Courier New" style:font-size-asian="20pt" style:font-style-asian="normal" style:font-weight-asian="normal" style:font-name-complex="Courier New" style:font-size-complex="20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28pt" fo:letter-spacing="normal" fo:font-style="normal" fo:text-shadow="none" style:text-underline-style="none" fo:font-weight="normal" style:letter-kerning="true" style:font-name-asian="Courier New" style:font-size-asian="28pt" style:font-style-asian="normal" style:font-weight-asian="normal" style:font-name-complex="Courier New" style:font-size-complex="28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2pt" fo:letter-spacing="normal" fo:font-style="normal" fo:text-shadow="none" style:text-underline-style="none" fo:font-weight="normal" style:letter-kerning="true" style:font-name-asian="Courier New" style:font-size-asian="12pt" style:font-style-asian="normal" style:font-weight-asian="normal" style:font-name-complex="Courier New" style:font-size-complex="1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15pt" fo:letter-spacing="normal" fo:font-style="normal" fo:text-shadow="none" style:text-underline-style="none" fo:font-weight="normal" style:letter-kerning="true" style:font-name-asian="Calibri" style:font-size-asian="15pt" style:font-style-asian="normal" style:font-weight-asian="normal" style:font-name-complex="DejaVu Sans" style:font-size-complex="1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4pt" fo:letter-spacing="normal" fo:font-style="normal" fo:text-shadow="none" style:text-underline-style="none" fo:font-weight="normal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ffc66d" style:text-outline="false" style:text-line-through-style="none" style:text-line-through-type="none" style:text-position="0% 100%" style:font-name="Courier New" fo:font-size="22pt" fo:letter-spacing="normal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ffc66d" style:text-outline="false" style:text-line-through-style="none" style:text-line-through-type="none" style:text-position="0% 100%" style:font-name="Courier New" fo:font-size="24pt" fo:letter-spacing="normal" fo:font-style="normal" fo:text-shadow="none" style:text-underline-style="none" fo:font-weight="normal" style:letter-kerning="true" style:font-name-asian="Courier New" style:font-size-asian="24pt" style:font-style-asian="normal" style:font-weight-asian="normal" style:font-name-complex="Courier New" style:font-size-complex="24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22pt" fo:letter-spacing="normal" fo:font-style="normal" fo:text-shadow="none" style:text-underline-style="none" fo:font-weight="normal" style:letter-kerning="true" style:font-name-asian="Courier New" style:font-size-asian="22pt" style:font-style-asian="normal" style:font-weight-asian="normal" style:font-name-complex="Courier New" style:font-size-complex="22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8pt" fo:letter-spacing="normal" fo:text-shadow="none" style:text-underline-style="none" fo:font-weight="normal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18pt" fo:letter-spacing="normal" fo:text-shadow="none" style:text-underline-style="none" fo:font-weight="normal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8pt" fo:letter-spacing="normal" fo:font-style="italic" fo:text-shadow="none" style:text-underline-style="none" fo:font-weight="normal" style:letter-kerning="true" style:font-name-asian="Courier New" style:font-size-asian="18pt" style:font-style-asian="italic" style:font-weight-asian="normal" style:font-name-complex="Courier New" style:font-size-complex="18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ffc66d" style:text-outline="false" style:text-line-through-style="none" style:text-line-through-type="none" style:text-position="0% 100%" style:font-name="Courier New" fo:font-size="18pt" fo:letter-spacing="normal" fo:text-shadow="none" style:text-underline-style="none" fo:font-weight="normal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4pt" fo:letter-spacing="normal" fo:font-style="normal" fo:text-shadow="none" style:text-underline-style="none" fo:font-weight="normal" style:letter-kerning="true" style:font-name-asian="Courier New" style:font-size-asian="14pt" style:font-style-asian="normal" style:font-weight-asian="normal" style:font-name-complex="Courier New" style:font-size-complex="1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4pt" fo:letter-spacing="normal" fo:text-shadow="none" style:text-underline-style="none" fo:font-weight="normal" style:letter-kerning="true" style:font-name-asian="Courier New" style:font-size-asian="14pt" style:font-weight-asian="normal" style:font-name-complex="Courier New" style:font-size-complex="14pt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8pt" fo:letter-spacing="normal" fo:text-shadow="none" style:text-underline-style="none" fo:font-weight="normal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18pt" fo:letter-spacing="normal" fo:font-style="italic" fo:text-shadow="none" style:text-underline-style="none" fo:font-weight="normal" style:letter-kerning="true" style:font-name-asian="Courier New" style:font-size-asian="18pt" style:font-style-asian="italic" style:font-weight-asian="normal" style:font-name-complex="Courier New" style:font-size-complex="18pt" style:font-style-complex="italic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18pt" fo:letter-spacing="normal" fo:text-shadow="none" style:text-underline-style="none" fo:font-weight="normal" style:letter-kerning="true" style:font-name-asian="Courier New" style:font-size-asian="18pt" style:font-weight-asian="normal" style:font-name-complex="Courier New" style:font-size-complex="18pt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6pt" fo:letter-spacing="normal" fo:text-shadow="none" style:text-underline-style="none" fo:font-weight="normal" style:letter-kerning="true" style:font-name-asian="Courier New" style:font-size-asian="16pt" style:font-weight-asian="normal" style:font-name-complex="Courier New" style:font-size-complex="16pt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6a8759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6pt" fo:letter-spacing="normal" fo:font-style="normal" fo:text-shadow="none" style:text-underline-style="none" fo:font-weight="normal" style:letter-kerning="true" style:font-name-asian="Courier New" style:font-size-asian="16pt" style:font-style-asian="normal" style:font-weight-asian="normal" style:font-name-complex="Courier New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ffffff" style:text-line-through-style="none" style:text-line-through-type="none" style:text-position="0% 100%" style:font-name="Ebrima" fo:font-size="26pt" fo:letter-spacing="normal" fo:font-style="normal" style:text-underline-style="none" fo:font-weight="bold" style:font-name-asian="Ebrima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75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18pt" fo:letter-spacing="normal" fo:font-style="normal" fo:text-shadow="none" style:text-underline-style="none" fo:font-weight="normal" style:letter-kerning="true" style:font-name-asian="Calibri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515151" style:text-outline="false" style:text-line-through-style="none" style:text-line-through-type="none" style:text-position="0% 100%" style:font-name="Calibri" fo:font-size="16pt" fo:letter-spacing="normal" fo:font-style="normal" fo:text-shadow="none" style:text-underline-style="none" fo:font-weight="normal" style:letter-kerning="true" style:font-name-asian="Calibri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5pt" fo:letter-spacing="normal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ffc66d" style:text-outline="false" style:text-line-through-style="none" style:text-line-through-type="none" style:text-position="0% 100%" style:font-name="Courier New" fo:font-size="15pt" fo:letter-spacing="normal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15pt" fo:letter-spacing="normal" fo:font-style="normal" fo:text-shadow="none" style:text-underline-style="none" fo:font-weight="normal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cc7832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a9b7c6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9876aa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808080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ffc66d" style:text-outline="false" style:text-line-through-style="none" style:text-line-through-type="none" style:font-name="Courier New" fo:font-size="18pt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cc7832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a9b7c6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808080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1pt" fo:letter-spacing="normal" fo:font-style="italic" fo:text-shadow="none" style:text-underline-style="none" fo:font-weight="normal" style:letter-kerning="true" style:font-name-asian="Courier New" style:font-size-asian="11pt" style:font-style-asian="italic" style:font-weight-asian="normal" style:font-name-complex="Courier New" style:font-size-complex="11pt" style:font-style-complex="italic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9876aa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ffc66d" style:text-outline="false" style:text-line-through-style="none" style:text-line-through-type="none" style:text-position="0% 100%" style:font-name="Courier New" fo:font-size="11pt" fo:letter-spacing="normal" fo:font-style="normal" fo:text-shadow="none" style:text-underline-style="none" fo:font-weight="normal" style:letter-kerning="true" style:font-name-asian="Courier New" style:font-size-asian="11pt" style:font-style-asian="normal" style:font-weight-asian="normal" style:font-name-complex="Courier New" style:font-size-complex="11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ffc66d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6897bb" style:text-outline="false" style:text-line-through-style="none" style:text-line-through-type="none" style:text-position="0% 100%" style:font-name="Courier New" fo:font-size="18pt" fo:letter-spacing="normal" fo:font-style="normal" fo:text-shadow="none" style:text-underline-style="none" fo:font-weight="normal" style:letter-kerning="true" style:font-name-asian="Courier New" style:font-size-asian="18pt" style:font-style-asian="normal" style:font-weight-asian="normal" style:font-name-complex="Courier New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009cm" text:min-label-width="1.261cm"/>
        <style:text-properties fo:color="#51515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2" draw:layer="layout" svg:width="25.389cm" svg:height="5.41cm" svg:x="4.233cm" svg:y="4.385cm">
          <text:p text:style-name="P1"><text:span text:style-name="T1">Wstęp do programowania</text:span></text:p>
          <text:p text:style-name="P1"><text:span text:style-name="T2">Część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5.389cm" svg:height="4.588cm" svg:x="4cm" svg:y="10.007cm">
          <text:p text:style-name="P1"><text:span text:style-name="T3">Tomasz L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2" draw:layer="layout" svg:width="11.442cm" svg:height="2.323cm" svg:x="22.173cm" svg:y="16.448cm">
          <text:p text:style-name="P1"><text:span text:style-name="T4">v. 2020-07-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5" draw:text-style-name="P2" draw:layer="layout" svg:width="30.253cm" svg:height="2.664cm" svg:x="0cm" svg:y="0cm">
          <text:p text:style-name="P4"><text:span text:style-name="T5">Plan zajęć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2" draw:layer="layout" svg:width="29.199cm" svg:height="13.152cm" svg:x="2.328cm" svg:y="4.275cm">
          <text:list text:style-name="L2">
            <text:list-item>
              <text:p text:style-name="P5"><text:span text:style-name="T6"><text:s/></text:span><text:span text:style-name="T6">Definiowanie klasy</text:span></text:p>
            </text:list-item>
            <text:list-item>
              <text:p text:style-name="P5"><text:span text:style-name="T6"><text:s/></text:span><text:span text:style-name="T6">Deklaracja pól i inicjalizacja pól</text:span></text:p>
            </text:list-item>
            <text:list-item>
              <text:p text:style-name="P5"><text:span text:style-name="T6"><text:s/></text:span><text:span text:style-name="T6">Deklaracja metod i ich parametrów </text:span></text:p>
            </text:list-item>
            <text:list-item>
              <text:p text:style-name="P5"><text:span text:style-name="T6"><text:s/></text:span><text:span text:style-name="T6">Konstruktory, gettery i settery </text:span></text:p>
              <text:p text:style-name="P5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1T11">
        <draw:custom-shape draw:name="CustomShape 1" draw:style-name="gr6" draw:text-style-name="P6" draw:layer="layout" svg:width="25.389cm" svg:height="5.41cm" svg:x="4.233cm" svg:y="4.385cm">
          <text:p text:style-name="P1"><text:span text:style-name="T7">Definiowanie kla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5.389cm" svg:height="4.588cm" svg:x="4cm" svg:y="10.007cm"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11.442cm" svg:height="2.323cm" svg:x="22.173cm" svg:y="16.448cm"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9" draw:text-style-name="P8" draw:layer="layout" svg:width="17.707cm" svg:height="1.981cm" svg:x="7.893cm" svg:y="1.819cm">
          <text:p text:style-name="P7"><text:span text:style-name="T8">Podstawowa składnia Kla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0" draw:layer="layout" svg:width="30.6cm" svg:height="12.6cm" svg:x="1.6cm" svg:y="4.4cm">
          <text:p text:style-name="P9"><text:span text:style-name="T9">Podstawową konstrukcję klasy już znamy. Wygląda ona następująco:</text:span></text:p>
          <text:p text:style-name="P9"><text:span text:style-name="T10">public class </text:span><text:span text:style-name="T11">SimpleClass {}</text:span><text:span text:style-name="T11"><text:line-break/></text:span><text:span text:style-name="T11"/></text:p>
          <text:p text:style-name="P9"><text:span text:style-name="T12">W składni wyróżniamy:</text:span></text:p>
          <text:list text:style-name="L3">
            <text:list-item>
              <text:p text:style-name="P9"><text:span text:style-name="T12"><text:s/></text:span><text:span text:style-name="T12">Modyfikator widoczności : </text:span><text:span text:style-name="T10">public, </text:span><text:span text:style-name="T12">lub modyfikator domyślny – jeśli nie napiszemy private ani public, klasa jest widoczna na poziomie pakietu</text:span></text:p>
            </text:list-item>
            <text:list-item>
              <text:p text:style-name="P9"><text:span text:style-name="T12"><text:s/></text:span><text:span text:style-name="T12">Słowo kluczowe: </text:span><text:span text:style-name="T10">class</text:span></text:p>
            </text:list-item>
            <text:list-item>
              <text:p text:style-name="P9"><text:span text:style-name="T12"><text:s/></text:span><text:span text:style-name="T12">Nazwy klasy: </text:span><text:span text:style-name="T11">SimpleClass</text:span></text:p>
            </text:list-item>
            <text:list-item>
              <text:p text:style-name="P9"><text:span text:style-name="T12"><text:s/></text:span><text:span text:style-name="T12">Nawiasów klamrowych (</text:span><text:span text:style-name="T11">{}</text:span><text:span text:style-name="T12">) <text:s/></text:span></text:p>
            </text:list-item>
            <text:list-item>
              <text:p text:style-name="P9"><text:span text:style-name="T12"><text:s/></text:span><text:span text:style-name="T12">Ciała klasy, w przykładzie wyżej ciało klasy jest puste – jest to obszar pomiędzy nawiasami klamrowymi</text:span></text:p>
              <text:p text:style-name="P9"><text:span text:style-name="T12"/></text:p>
              <text:p text:style-name="P9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4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_5f_">
        <draw:custom-shape draw:name="CustomShape 1" draw:style-name="gr9" draw:text-style-name="P8" draw:layer="layout" svg:width="17.707cm" svg:height="1.981cm" svg:x="7.893cm" svg:y="1.819cm">
          <text:p text:style-name="P7"><text:span text:style-name="T8">Klasa dziedzicząc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draw:layer="layout" svg:width="30.6cm" svg:height="12.6cm" svg:x="1.6cm" svg:y="4.4cm">
          <text:p text:style-name="P9"><text:span text:style-name="T9">Podstawową konstrukcję klasy już znamy. Wygląda ona następująco:</text:span></text:p>
          <text:p><text:span text:style-name="T10">public class </text:span><text:span text:style-name="T11">ExtendedClass </text:span><text:span text:style-name="T10">extends </text:span><text:span text:style-name="T11">SimpleClass{}</text:span><text:span text:style-name="T11"><text:line-break/></text:span><text:span text:style-name="T11"/></text:p>
          <text:p><text:span text:style-name="T12">Klasa dziedzicząca musi wskazywać klasę po której dziedziczy. </text:span></text:p>
          <text:p><text:span text:style-name="T12">Deklarację dziedziczenia wykonujemy słowem kluczowym:</text:span></text:p>
          <text:p><text:span text:style-name="T10">extends</text:span></text:p>
          <text:p><text:span text:style-name="T12">Po słowie kluczowym znajduje się nazwa klasy, po której dziedziczymy.</text:span></text:p>
          <text:p><text:span text:style-name="T12">W powyższym przykładzie jest to:</text:span></text:p>
          <text:p><text:span text:style-name="T11">SimpleClass</text:span></text:p>
          <text:p><text:span text:style-name="T12">Czy pamiętamy co klasa </text:span><text:span text:style-name="T11">ExtendedClass </text:span><text:span text:style-name="T12">odziedziczy po klasie </text:span><text:span text:style-name="T11">SimpleClass</text:span><text:span text:style-name="T12">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_5f_">
        <draw:custom-shape draw:name="CustomShape 1" draw:style-name="gr9" draw:text-style-name="P8" draw:layer="layout" svg:width="17.707cm" svg:height="1.981cm" svg:x="7.893cm" svg:y="1.819cm">
          <text:p text:style-name="P7"><text:span text:style-name="T8">Klasy zagnieżdżo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0" draw:text-style-name="P12" draw:layer="layout" svg:width="30.6cm" svg:height="12.6cm" svg:x="1.6cm" svg:y="4.4cm">
          <text:p text:style-name="P9"><text:span text:style-name="T13">W niektórych przypadkach potrzebne jest stworzenie klasy wewnętrznej.</text:span></text:p>
          <text:p text:style-name="P9"><text:span text:style-name="T13">Wówczas użyjemy składnię:</text:span></text:p>
          <text:p><text:span text:style-name="T10">public class </text:span><text:span text:style-name="T11">OuterClass {</text:span><text:span text:style-name="T11"><text:line-break/></text:span><text:span text:style-name="T11"> <text:s text:c="3"/></text:span><text:span text:style-name="T10">protected class </text:span><text:span text:style-name="T11">InnerClass{}</text:span><text:span text:style-name="T11"><text:line-break/></text:span><text:span text:style-name="T11">}</text:span></text:p>
          <text:p><text:span text:style-name="T14"><text:line-break/></text:span><text:span text:style-name="T15">Klasa zagnieżdżona jest definiowana bardzo podobnie do zwykłej klasy. Z pewnymi różnicami:</text:span></text:p>
          <text:list text:style-name="L3">
            <text:list-item>
              <text:p text:style-name="P9"><text:span text:style-name="T15"><text:s/></text:span><text:span text:style-name="T15">Modyfikator widoczności może być spośród: </text:span><text:span text:style-name="T16">public, private, protected </text:span><text:span text:style-name="T15">lub modyfikator domyślny </text:span></text:p>
            </text:list-item>
            <text:list-item>
              <text:p text:style-name="P9"><text:span text:style-name="T15"><text:s/></text:span><text:span text:style-name="T15">Klasa nazywamy wewnętrzną gdy znajduje się w ciele innej klasy</text:span></text:p>
              <text:p text:style-name="P9"><text:span text:style-name="T10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_5f_">
        <draw:custom-shape draw:name="CustomShape 1" draw:style-name="gr9" draw:text-style-name="P8" draw:layer="layout" svg:width="17.707cm" svg:height="1.981cm" svg:x="7.893cm" svg:y="1.819cm">
          <text:p text:style-name="P7"><text:span text:style-name="T8">Paki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9"><text:span text:style-name="T17">Klasy umieszczamy w pakietach. Wiemy już, że jeśli nie zadeklarujemy modyfikatora widoczności to klasa jest widoczna z poziomu pakietu.</text:span></text:p>
          <text:p text:style-name="P9"><text:span text:style-name="T17">Ale jak zadeklarować pakiet, w którym znajduje się klasa?</text:span></text:p>
          <text:p text:style-name="P9"><text:span text:style-name="T17">Składnia wygląda następująco:</text:span></text:p>
          <text:p text:style-name="P9"><text:span text:style-name="T18">package </text:span><text:span text:style-name="T14">pl.tlis.classes</text:span><text:span text:style-name="T18">;</text:span><text:span text:style-name="T18"><text:line-break/></text:span><text:span text:style-name="T18">public class </text:span><text:span text:style-name="T14">TestClass { }</text:span></text:p>
          <text:p text:style-name="P9"><text:span text:style-name="T11"/></text:p>
          <text:p text:style-name="P9"><text:span text:style-name="T17">W przykładzie powyżej widzimy klasę </text:span><text:span text:style-name="T14">TestClass</text:span><text:span text:style-name="T17">, która znajduje się w pakiecie </text:span><text:span text:style-name="T14">pl.tlis.classes</text:span><text:span text:style-name="T17">. Wyróżniamy tu dwa elementy składniowe:</text:span></text:p>
          <text:list text:style-name="L3">
            <text:list-item>
              <text:p text:style-name="P9"><text:span text:style-name="T17"><text:s/></text:span><text:span text:style-name="T17">Słowo kluczowe: </text:span></text:p>
            </text:list-item>
            <text:list-item>
              <text:p text:style-name="P9"><text:span text:style-name="T17"><text:s/></text:span><text:span text:style-name="T17">Nazwa pakietu:</text:span></text:p>
            </text:list-item>
          </text:list>
          <text:p text:style-name="P9"><text:span text:style-name="T17">Oczywiście jak każdą linię, tak i linię deklaracji pakietu należy zakończyć średnikiem (</text:span><text:span text:style-name="T18">;</text:span><text:span text:style-name="T17">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_5f_">
        <draw:custom-shape draw:name="CustomShape 1" draw:style-name="gr9" draw:text-style-name="P8" draw:layer="layout" svg:width="17.707cm" svg:height="1.981cm" svg:x="7.893cm" svg:y="1.819cm">
          <text:p text:style-name="P7"><text:span text:style-name="T8">Impo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9"><text:span text:style-name="T17">Wiemy już, że klasy są umieszczane w pakietach. Domyślny modyfikator powoduje widoczność z poziomu pakietu. Aby uzyskać dostęp do klasy z innego pakietu musimy ją zaimportować. Aby zaprezentować jak wygląda import zmodyfikujemy klasę z poprzedniego slajdu tak aby dziedziczyła po klasie, która jest w innym pakiecie:</text:span></text:p>
          <text:p text:style-name="P9"><text:span text:style-name="T19">package </text:span><text:span text:style-name="T20">pl.tlis.classes</text:span><text:span text:style-name="T19">;</text:span><text:span text:style-name="T19"><text:line-break/></text:span><text:span text:style-name="T19">import </text:span><text:span text:style-name="T20">pl.tlis.classes.outer.OuterClass</text:span><text:span text:style-name="T19">;</text:span><text:span text:style-name="T19"><text:line-break/></text:span><text:span text:style-name="T19">public class </text:span><text:span text:style-name="T20">TestClass </text:span><text:span text:style-name="T19">extends </text:span><text:span text:style-name="T20">OuterClass { }</text:span></text:p>
          <text:p text:style-name="P9"><text:span text:style-name="T11"/></text:p>
          <text:p text:style-name="P9"><text:span text:style-name="T17">W przykładzie powyżej widzimy, że klasa </text:span><text:span text:style-name="T14">TestClass</text:span><text:span text:style-name="T17"> dziedziczy po klasie OuterClass. Pojawia się jednak nowy element składniowy zwany importem, składa się on z:</text:span></text:p>
          <text:list text:style-name="L3">
            <text:list-item>
              <text:p text:style-name="P9"><text:span text:style-name="T17"><text:s/></text:span><text:span text:style-name="T17">Słowa kluczowego: </text:span><text:span text:style-name="T19">import</text:span></text:p>
            </text:list-item>
            <text:list-item>
              <text:p text:style-name="P9"><text:span text:style-name="T17"><text:s/></text:span><text:span text:style-name="T17">Nazwy pakietu wraz z nazwą klasy: </text:span><text:span text:style-name="T20">pl.tlis.classes.outer.OuterClass</text:span></text:p>
            </text:list-item>
          </text:list>
          <text:p text:style-name="P9"><text:span text:style-name="T17">Oczywiście jak każdą linię, tak i linię deklarację importu należy zakończyć średnikiem (</text:span><text:span text:style-name="T18">;</text:span><text:span text:style-name="T17"> 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1T11">
        <draw:custom-shape draw:name="CustomShape 1" draw:style-name="gr6" draw:text-style-name="P6" draw:layer="layout" svg:width="25.389cm" svg:height="5.41cm" svg:x="4.233cm" svg:y="4.385cm">
          <text:p text:style-name="P1"><text:span text:style-name="T7">Deklaracja pó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5.389cm" svg:height="4.588cm" svg:x="4cm" svg:y="10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11.442cm" svg:height="2.323cm" svg:x="22.173cm" svg:y="16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Pola kla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21">Znamy już podstawową składnię klasy, w ramach podstaw programowania poznaliśmy też pojęcie zmiennej oraz typy prymitywne i wyliczeniowe.</text:span></text:p>
          <text:p text:style-name="P9"><text:span text:style-name="T21">Pola w klasie deklarowane są bardzo podobnie do zmiennych z pewnymi różnicami.</text:span></text:p>
          <text:p text:style-name="P9"><text:span text:style-name="T21">Zacznijmy od kilku przykładowych pól klasy:</text:span></text:p>
          <text:p text:style-name="P9"><text:span text:style-name="T22">public class </text:span><text:span text:style-name="T23">ClassWithFields {</text:span><text:span text:style-name="T23"><text:line-break/></text:span><text:span text:style-name="T23"> <text:s text:c="3"/></text:span><text:span text:style-name="T22">public static final </text:span><text:span text:style-name="T23">String </text:span><text:span text:style-name="T24">CONSTANT </text:span><text:span text:style-name="T23">= </text:span><text:span text:style-name="T25">"Stała"</text:span><text:span text:style-name="T22">;</text:span><text:span text:style-name="T22"><text:line-break/></text:span><text:span text:style-name="T22"> <text:s text:c="3"/>public int </text:span><text:span text:style-name="T26">id</text:span><text:span text:style-name="T22">;</text:span><text:span text:style-name="T22"><text:line-break/></text:span><text:span text:style-name="T22"> <text:s text:c="3"/></text:span><text:span text:style-name="T23">String </text:span><text:span text:style-name="T26">name</text:span><text:span text:style-name="T22">;</text:span><text:span text:style-name="T22"><text:line-break/></text:span><text:span text:style-name="T22"> <text:s text:c="3"/>private </text:span><text:span text:style-name="T23">ClassWithFields </text:span><text:span text:style-name="T26">selfRefference</text:span><text:span text:style-name="T22">;</text:span><text:span text:style-name="T22"><text:line-break/></text:span><text:span text:style-name="T22"> <text:s text:c="3"/>protected static char </text:span><text:span text:style-name="T24">favoriteLetter</text:span><text:span text:style-name="T22">;</text:span><text:span text:style-name="T22"><text:line-break/></text:span><text:span text:style-name="T23">}</text:span></text:p>
          <text:p text:style-name="P9"><text:span text:style-name="T21">Można zauważyć że pole klasy składa się ze słów kluczowych związanych z:</text:span></text:p>
          <text:list text:style-name="L3">
            <text:list-item>
              <text:p text:style-name="P9"><text:span text:style-name="T21"><text:s/></text:span><text:span text:style-name="T21">modyfikatorem dostępu (</text:span><text:span text:style-name="T22">public, private, protected </text:span><text:span text:style-name="T21">czy domyślny)</text:span></text:p>
            </text:list-item>
            <text:list-item>
              <text:p text:style-name="P9"><text:span text:style-name="T21"><text:s/></text:span><text:span text:style-name="T21">deklaracją </text:span><text:span text:style-name="T22">static</text:span><text:span text:style-name="T21"> – przynależność do klasy a nie konkretnego obiektu</text:span></text:p>
            </text:list-item>
            <text:list-item>
              <text:p text:style-name="P9"><text:span text:style-name="T21"><text:s/></text:span><text:span text:style-name="T21">słowa </text:span><text:span text:style-name="T22">final</text:span><text:span text:style-name="T21"> – oznaczającego, że raz zainicjalizowane pole nie może ulec zmianie. Takie pola nazywamy stałymi czy też po angielsku constant.</text:span></text:p>
            </text:list-item>
            <text:list-item>
              <text:p text:style-name="P9"><text:span text:style-name="T21"><text:s/></text:span><text:span text:style-name="T21">typu lub klasy obiektu referencjonowanego (</text:span><text:span text:style-name="T23">String, </text:span><text:span text:style-name="T22">int, char</text:span><text:span text:style-name="T21">)</text:span></text:p>
            </text:list-item>
            <text:list-item>
              <text:p text:style-name="P9"><text:span text:style-name="T21"><text:s/></text:span><text:span text:style-name="T21">nazwy pola (</text:span><text:span text:style-name="T24">favoriteLetter, </text:span><text:span text:style-name="T26">selfRefference, name, id, </text:span><text:span text:style-name="T24">CONSTANT</text:span><text:span text:style-name="T21">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Pola klasy a pola instancj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7">Pola w klasie mogą przynależeć do całej klasy lub do instancji klasy (obiektu).</text:span></text:p>
          <text:p text:style-name="P13"><text:span text:style-name="T17"/></text:p>
          <text:p text:style-name="P13"><text:span text:style-name="T17">W nomenklaturze języka mówimy o:</text:span></text:p>
          <text:list text:style-name="L3">
            <text:list-item>
              <text:p text:style-name="P13"><text:span text:style-name="T17"><text:s/></text:span><text:span text:style-name="T17">Polach statycznych (static field) – to właśnie te, które należą do całej klasy i są wraz z nią inicjalizowane</text:span></text:p>
            </text:list-item>
            <text:list-item>
              <text:p text:style-name="P13"><text:span text:style-name="T17"><text:s/></text:span><text:span text:style-name="T17">Pola instancyjne (instance field) – to pola, które powstają wraz z nowo utworzonym obiektem</text:span></text:p>
            </text:list-item>
          </text:list>
          <text:p text:style-name="P1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Inicjalizacja pól kla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5">Wartości pól mogą zostać zainicjalizowane na kilka sposobów:</text:span></text:p>
          <text:list text:style-name="L3">
            <text:list-item>
              <text:p text:style-name="P13"><text:span text:style-name="T15"><text:s/></text:span><text:span text:style-name="T15">Wraz z deklaracją</text:span></text:p>
            </text:list-item>
            <text:list-item>
              <text:p text:style-name="P13"><text:span text:style-name="T15"><text:s/></text:span><text:span text:style-name="T15">W bloku instancyjnym lub bloku statycznym</text:span></text:p>
            </text:list-item>
            <text:list-item>
              <text:p text:style-name="P13"><text:span text:style-name="T15"><text:s/></text:span><text:span text:style-name="T15">W konstruktorze – Konstruktorom poświęcam oddzielną sekcję</text:span></text:p>
            </text:list-item>
            <text:list-item>
              <text:p text:style-name="P13"><text:span text:style-name="T15"><text:s/></text:span><text:span text:style-name="T15">W dowolnej metodzie – zobaczymy rodzaje metod w tym wyspecjalizowane później</text:span></text:p>
            </text:list-item>
          </text:list>
          <text:p text:style-name="P13"><text:span text:style-name="T15"/></text:p>
          <text:p text:style-name="P13"><text:span text:style-name="T15">Na tym etapie zajmiemy się pierwszymi dwoma sposobami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Deklaracja wraz z inicjalizacją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7">Poniżej pokazuję kilka przykładów deklaracji pól wraz z ich inicjalizacją:</text:span></text:p>
          <text:p text:style-name="P9"><text:span text:style-name="T27">public class </text:span><text:span text:style-name="T28">ClassWithFields {</text:span><text:span text:style-name="T28"><text:line-break/></text:span><text:span text:style-name="T28"> <text:s text:c="3"/></text:span><text:span text:style-name="T27">public </text:span><text:span text:style-name="T28">String </text:span><text:span text:style-name="T29">name </text:span><text:span text:style-name="T28">= </text:span><text:span text:style-name="T30">"Wartość"</text:span><text:span text:style-name="T27">;</text:span><text:span text:style-name="T27"><text:line-break/></text:span><text:span text:style-name="T27"> <text:s text:c="3"/>public int </text:span><text:span text:style-name="T29">id </text:span><text:span text:style-name="T28">= </text:span><text:span text:style-name="T31">1</text:span><text:span text:style-name="T27">;</text:span><text:span text:style-name="T27"><text:line-break/></text:span><text:span text:style-name="T27"> <text:s text:c="3"/>public char </text:span><text:span text:style-name="T29">favoriteLetter </text:span><text:span text:style-name="T28">= </text:span><text:span text:style-name="T30">'a'</text:span><text:span text:style-name="T27">;</text:span><text:span text:style-name="T27"><text:line-break/></text:span><text:span text:style-name="T27"> <text:s text:c="3"/>private float </text:span><text:span text:style-name="T29">cost </text:span><text:span text:style-name="T28">= </text:span><text:span text:style-name="T31">10.50f</text:span><text:span text:style-name="T27">;</text:span><text:span text:style-name="T27"><text:line-break/></text:span><text:span text:style-name="T27"> <text:s text:c="3"/>private double </text:span><text:span text:style-name="T29">biggerCost </text:span><text:span text:style-name="T28">= </text:span><text:span text:style-name="T31">100005151500.10d</text:span><text:span text:style-name="T27">;</text:span><text:span text:style-name="T27"><text:line-break/></text:span><text:span text:style-name="T27"> <text:s text:c="3"/>protected long </text:span><text:span text:style-name="T29">externalId </text:span><text:span text:style-name="T28">= </text:span><text:span text:style-name="T31">241512</text:span><text:span text:style-name="T27">;</text:span><text:span text:style-name="T27"><text:line-break/></text:span><text:span text:style-name="T28">}</text:span></text:p>
          <text:p text:style-name="P9"><text:span text:style-name="T32"/></text:p>
          <text:p text:style-name="P9"><text:span text:style-name="T17">Jak widać inicjalizacja pola jest analogiczna do inicjalizacji zmiennej.</text:span></text:p>
          <text:p text:style-name="P9"><text:span text:style-name="T17">Z tą różnicą, że w przypadku zmiennych inicjalizowane są one na czas wywołania metody. W przypadku pól pola zainicjalizowane wraz z deklaracją podstawione będą:</text:span></text:p>
          <text:list text:style-name="L3">
            <text:list-item>
              <text:p text:style-name="P9"><text:span text:style-name="T17"><text:s/></text:span><text:span text:style-name="T17">Przy utworzeniu obiektu – w przypadku pól instancyjnych</text:span></text:p>
            </text:list-item>
            <text:list-item>
              <text:p text:style-name="P9"><text:span text:style-name="T17"><text:s/></text:span><text:span text:style-name="T17">Raz na czas życia klasy – w przypadku pól statycznych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Stał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5">Słowo final można użyć oczywiście zarówno dla pól instancji jak i pól statycznych. Zachowanie będzie oczywiście inne:</text:span></text:p>
          <text:list text:style-name="L3">
            <text:list-item>
              <text:p text:style-name="P13"><text:span text:style-name="T15"><text:s/></text:span><text:span text:style-name="T15">W przypadku pola instancyjnych – stała zostanie podstawiona dokładnie raz na każde utworzenie obiektu i nie będzie mogła być później nadpisana</text:span></text:p>
            </text:list-item>
            <text:list-item>
              <text:p text:style-name="P13"><text:span text:style-name="T15"><text:s/></text:span><text:span text:style-name="T15">W przypadku pola statycznego – inicjalizacja będzie miała miejsce raz na czas życia programu dokładnie wtedy kiedy dana klasa zostaje utworzona w środowisku uruchomieniowym.</text:span></text:p>
            </text:list-item>
          </text:list>
          <text:p text:style-name="P13"><text:span text:style-name="T15"/></text:p>
          <text:p text:style-name="P13"><text:span text:style-name="T15">Przykłądy:</text:span></text:p>
          <text:p text:style-name="P9"><text:span text:style-name="T10">private static final </text:span><text:span text:style-name="T11">String </text:span><text:span text:style-name="T33">CONSTANT </text:span><text:span text:style-name="T11">= </text:span><text:span text:style-name="T34">"Stała dla klasy"</text:span><text:span text:style-name="T10">;</text:span><text:span text:style-name="T10"><text:line-break/></text:span><text:span text:style-name="T10">private final </text:span><text:span text:style-name="T11">String </text:span><text:span text:style-name="T35">constant </text:span><text:span text:style-name="T11">= </text:span><text:span text:style-name="T34">"Stała dla obiektu"</text:span><text:span text:style-name="T10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Inicjalizacja w blokach ko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7">Zmienne statyczne jak i instancyjne można deklarować w blokach kodu. </text:span></text:p>
          <text:p text:style-name="P13"><text:span text:style-name="T17">Stałe mogą być zainicjalizowane w bloku kodu o ile nie zostały wcześniej przypisane wraz z deklaracją.</text:span></text:p>
          <text:p text:style-name="P13"><text:span text:style-name="T17">Przykłady:</text:span></text:p>
          <text:p text:style-name="P9"><text:span text:style-name="T36">private static final </text:span><text:span text:style-name="T32">String </text:span><text:span text:style-name="T37">CONSTANT</text:span><text:span text:style-name="T36">;</text:span><text:span text:style-name="T36"><text:line-break/></text:span><text:span text:style-name="T36">private static final </text:span><text:span text:style-name="T32">String </text:span><text:span text:style-name="T37">OTHER_CONSTANT</text:span><text:span text:style-name="T36">;</text:span><text:span text:style-name="T36"><text:line-break/></text:span><text:span text:style-name="T36">private static final int </text:span><text:span text:style-name="T37">INT_CONSTANT</text:span><text:span text:style-name="T36">;</text:span><text:span text:style-name="T36"><text:line-break/></text:span><text:span text:style-name="T36">static </text:span><text:span text:style-name="T32">{</text:span><text:span text:style-name="T32"><text:line-break/></text:span><text:span text:style-name="T32"> <text:s text:c="3"/></text:span><text:span text:style-name="T37">INT_CONSTANT </text:span><text:span text:style-name="T32">= </text:span><text:span text:style-name="T38">1</text:span><text:span text:style-name="T36">;</text:span><text:span text:style-name="T36"><text:line-break/></text:span><text:span text:style-name="T36"> <text:s text:c="3"/></text:span><text:span text:style-name="T37">CONSTANT </text:span><text:span text:style-name="T32">= </text:span><text:span text:style-name="T39">"Stała dla klasy"</text:span><text:span text:style-name="T36">;</text:span><text:span text:style-name="T36"><text:line-break/></text:span><text:span text:style-name="T36"> <text:s text:c="3"/></text:span><text:span text:style-name="T37">OTHER_CONSTANT </text:span><text:span text:style-name="T32">= </text:span><text:span text:style-name="T37">CONSTANT</text:span><text:span text:style-name="T36">;</text:span><text:span text:style-name="T36"><text:line-break/></text:span><text:span text:style-name="T32">}</text:span><text:span text:style-name="T32"><text:line-break/></text:span><text:span text:style-name="T36">private final </text:span><text:span text:style-name="T32">String </text:span><text:span text:style-name="T40">constant</text:span><text:span text:style-name="T36">;</text:span><text:span text:style-name="T36"><text:line-break/></text:span><text:span text:style-name="T36">private final int </text:span><text:span text:style-name="T40">intConstant</text:span><text:span text:style-name="T36">;</text:span><text:span text:style-name="T36"><text:line-break/></text:span><text:span text:style-name="T32">{</text:span><text:span text:style-name="T32"><text:line-break/></text:span><text:span text:style-name="T32"> <text:s text:c="3"/></text:span><text:span text:style-name="T40">constant </text:span><text:span text:style-name="T32">= </text:span><text:span text:style-name="T39">"Stała dla obiektu"</text:span><text:span text:style-name="T36">;</text:span><text:span text:style-name="T36"><text:line-break/></text:span><text:span text:style-name="T36"> <text:s text:c="3"/></text:span><text:span text:style-name="T40">intConstant </text:span><text:span text:style-name="T32">= </text:span><text:span text:style-name="T38">1</text:span><text:span text:style-name="T36">;</text:span><text:span text:style-name="T36"><text:line-break/></text:span><text:span text:style-name="T32">}</text:span><text:span text:style-name="T32"><text:line-break/></text:span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Operacje w blokach ko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41">Pola które nie są stałe również mogą być przypisane w blokach kodu.</text:span></text:p>
          <text:p text:style-name="P13"><text:span text:style-name="T41">Przykłady:</text:span></text:p>
          <text:p text:style-name="P9"><text:span text:style-name="T42">private static </text:span><text:span text:style-name="T43">String </text:span><text:span text:style-name="T44">nonConstantString</text:span><text:span text:style-name="T42">;</text:span><text:span text:style-name="T42"><text:line-break/></text:span><text:span text:style-name="T42">private static int </text:span><text:span text:style-name="T44">nonConstantInt</text:span><text:span text:style-name="T42">;</text:span><text:span text:style-name="T42"><text:line-break/></text:span><text:span text:style-name="T42">static </text:span><text:span text:style-name="T43">{</text:span><text:span text:style-name="T43"><text:line-break/></text:span><text:span text:style-name="T43"> <text:s text:c="3"/></text:span><text:span text:style-name="T44">nonConstantString </text:span><text:span text:style-name="T43">= </text:span><text:span text:style-name="T45">"AAA"</text:span><text:span text:style-name="T42">;</text:span><text:span text:style-name="T42"><text:line-break/></text:span><text:span text:style-name="T42"> <text:s text:c="3"/></text:span><text:span text:style-name="T44">nonConstantInt </text:span><text:span text:style-name="T43">= </text:span><text:span text:style-name="T46">0</text:span><text:span text:style-name="T42">;</text:span><text:span text:style-name="T42"><text:line-break/></text:span><text:span text:style-name="T43">}</text:span><text:span text:style-name="T43"><text:line-break/></text:span><text:span text:style-name="T42">private int </text:span><text:span text:style-name="T47">instanceInt</text:span><text:span text:style-name="T42">;</text:span><text:span text:style-name="T42"><text:line-break/></text:span><text:span text:style-name="T43">{</text:span><text:span text:style-name="T43"><text:line-break/></text:span><text:span text:style-name="T43"> <text:s text:c="3"/></text:span><text:span text:style-name="T44">nonConstantInt </text:span><text:span text:style-name="T48">+= </text:span><text:span text:style-name="T49">2</text:span><text:span text:style-name="T16">;</text:span><text:span text:style-name="T16"><text:line-break/></text:span><text:span text:style-name="T16"> <text:s text:c="3"/></text:span><text:span text:style-name="T50">instanceInt </text:span><text:span text:style-name="T48">= </text:span><text:span text:style-name="T49">0</text:span><text:span text:style-name="T16">;</text:span><text:span text:style-name="T16"><text:line-break/></text:span><text:span text:style-name="T48">}</text:span><text:span text:style-name="T48"><text:line-break/></text:span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1T11">
        <draw:custom-shape draw:name="CustomShape 1" draw:style-name="gr6" draw:text-style-name="P6" draw:layer="layout" svg:width="25.389cm" svg:height="5.41cm" svg:x="4.233cm" svg:y="4.385cm">
          <text:p text:style-name="P1"><text:span text:style-name="T7">Deklaracja metod </text:span></text:p>
          <text:p text:style-name="P1"><text:span text:style-name="T7">i ich parametró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5.389cm" svg:height="4.588cm" svg:x="4cm" svg:y="10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11.442cm" svg:height="2.323cm" svg:x="22.173cm" svg:y="16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Podstawowa składnia met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51">Składnię metody częściowo poznaliśmy tworząc metodę main. Omówmy podstawową składnię oraz jej elementy na innym przykładzie:</text:span></text:p>
          <text:p text:style-name="P9"><text:span text:style-name="T27">public int </text:span><text:span text:style-name="T52">plus</text:span><text:span text:style-name="T28">(</text:span><text:span text:style-name="T27">int </text:span><text:span text:style-name="T28">a</text:span><text:span text:style-name="T27">, int </text:span><text:span text:style-name="T28">b){</text:span><text:span text:style-name="T28"><text:line-break/></text:span><text:span text:style-name="T28"> <text:s text:c="3"/></text:span><text:span text:style-name="T27">return </text:span><text:span text:style-name="T28">a + b</text:span><text:span text:style-name="T27">;</text:span><text:span text:style-name="T27"><text:line-break/></text:span><text:span text:style-name="T28">}</text:span></text:p>
          <text:p text:style-name="P9"><text:span text:style-name="T53"/></text:p>
          <text:p text:style-name="P9"><text:span text:style-name="T51">Metoda składa się z:</text:span></text:p>
          <text:list text:style-name="L3">
            <text:list-item>
              <text:p text:style-name="P9"><text:span text:style-name="T51"><text:s/></text:span><text:span text:style-name="T51">Modyfikatora dostępu: </text:span><text:span text:style-name="T54">public, private, protected </text:span><text:span text:style-name="T55">czy domyślny</text:span></text:p>
            </text:list-item>
            <text:list-item>
              <text:p text:style-name="P9"><text:span text:style-name="T51"><text:s/></text:span><text:span text:style-name="T51">Opcjonalnych modyfikatorów: </text:span><text:span text:style-name="T56">final, static, abstract</text:span></text:p>
            </text:list-item>
            <text:list-item>
              <text:p text:style-name="P9"><text:span text:style-name="T51"><text:s/></text:span><text:span text:style-name="T51">Typu zwracanego – tutaj </text:span><text:span text:style-name="T27">int</text:span><text:span text:style-name="T51">, lecz może być to typ prymitywny, wyliczeniowy, referencyjny lub</text:span><text:span text:style-name="T56"> </text:span><text:span text:style-name="T19">void </text:span><text:span text:style-name="T51">gdy metoda nie zwraca wyniku</text:span></text:p>
            </text:list-item>
            <text:list-item>
              <text:p text:style-name="P9"><text:span text:style-name="T51"><text:s/></text:span><text:span text:style-name="T51">Nazwy metody: </text:span><text:span text:style-name="T52">plus</text:span><text:span text:style-name="T51">, w przypadku wielu wyrazów pamiętamy o cammelCase</text:span></text:p>
            </text:list-item>
            <text:list-item>
              <text:p text:style-name="P9"><text:span text:style-name="T51"><text:s/></text:span><text:span text:style-name="T51">Parametrów metody: </text:span><text:span text:style-name="T27">int </text:span><text:span text:style-name="T28">a</text:span><text:span text:style-name="T27">, int </text:span><text:span text:style-name="T28">b </text:span><text:span text:style-name="T51">umieszczonymi za nazwą metody w nawiasach </text:span><text:span text:style-name="T28">() </text:span></text:p>
            </text:list-item>
            <text:list-item>
              <text:p text:style-name="P9"><text:span text:style-name="T51"><text:s/></text:span><text:span text:style-name="T51">Ciała metody pomiędzy </text:span><text:span text:style-name="T28">{ </text:span><text:span text:style-name="T51">i <text:s/></text:span><text:span text:style-name="T28">}</text:span></text:p>
            </text:list-item>
            <text:list-item>
              <text:p text:style-name="P9"><text:span text:style-name="T51"><text:s/></text:span><text:span text:style-name="T51">Słowa kluczowego </text:span><text:span text:style-name="T27">return </text:span><text:span text:style-name="T51">z wynikiem zwracanym (tu jest to wynik wyrażenia </text:span><text:span text:style-name="T28">a + b</text:span><text:span text:style-name="T51">)</text:span></text:p>
              <text:p text:style-name="P9"><text:span text:style-name="T56"><text:line-break/></text:span><text:span text:style-name="T56"/></text:p>
            </text:list-item>
          </text:list>
          <text:p text:style-name="P9"><text:span text:style-name="T5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Parametry met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7">Jak widać na poprzednim slajdzie i w znanej nam metodzie main, metody mogą przyjmować parametry. Mogą ale nie muszą, dla przykładu można przytoczyć metody, które wywoływaliśmy na obiekcie klasy Scanner:</text:span></text:p>
          <text:p text:style-name="P9"><text:span text:style-name="T48">s.nextFloat()</text:span><text:span text:style-name="T16">;</text:span><text:span text:style-name="T16"><text:line-break/></text:span><text:span text:style-name="T48">s.next()</text:span><text:span text:style-name="T16">;</text:span></text:p>
          <text:p text:style-name="P9"><text:span text:style-name="T17">Do ich wywołania nie były potrzebne parametry. W przypadku jednak main:</text:span></text:p>
          <text:p text:style-name="P9"><text:span text:style-name="T18">public static void </text:span><text:span text:style-name="T58">main</text:span><text:span text:style-name="T14">(String... args){</text:span><text:span text:style-name="T14"><text:line-break/></text:span><text:span text:style-name="T14">}</text:span></text:p>
          <text:p text:style-name="P9"><text:span text:style-name="T17">Przyjmowaliśmy argumenty w postaci tablicy. Tak i w przypadku z poprzedniego slajdu:</text:span></text:p>
          <text:p text:style-name="P9"><text:span text:style-name="T16">public int </text:span><text:span text:style-name="T59">plus</text:span><text:span text:style-name="T48">(</text:span><text:span text:style-name="T16">int </text:span><text:span text:style-name="T48">a</text:span><text:span text:style-name="T16">, int </text:span><text:span text:style-name="T48">b)...</text:span></text:p>
          <text:p text:style-name="P9"><text:span text:style-name="T17">Metoda przyjmowała dwa parametry typu int. Parametrów może być zatem od 0 do wielu. </text:span></text:p>
          <text:p text:style-name="P9"><text:span text:style-name="T17">Mogą też deklarować stałość (final):</text:span></text:p>
          <text:p text:style-name="P9"><text:span text:style-name="T16">public abstract void </text:span><text:span text:style-name="T59">methodA</text:span><text:span text:style-name="T48">(</text:span><text:span text:style-name="T16">final </text:span><text:span text:style-name="T48">String a</text:span><text:span text:style-name="T16">, final int </text:span><text:span text:style-name="T48">b)</text:span><text:span text:style-name="T16">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1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Ciało met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32.4cm" svg:height="12.6cm" svg:x="1cm" svg:y="4cm">
          <text:p text:style-name="P13"><text:span text:style-name="T17">Ciało metody definiuje jej zachowanie, w szczególności jest to zwrócenie wyniku. </text:span></text:p>
          <text:p text:style-name="P13"><text:span text:style-name="T17">W ciele metody możemy jednak:</text:span></text:p>
          <text:list text:style-name="L3">
            <text:list-item>
              <text:p text:style-name="P13"><text:span text:style-name="T17"><text:s/></text:span><text:span text:style-name="T17">Przypisywać wartości zmiennym</text:span></text:p>
            </text:list-item>
          </text:list>
          <text:p text:style-name="P13"><text:span text:style-name="T17"><text:s/></text:span><text:span text:style-name="T18">public void </text:span><text:span text:style-name="T58">methodA</text:span><text:span text:style-name="T14">(){</text:span><text:span text:style-name="T14"><text:line-break/></text:span><text:span text:style-name="T14"> <text:s text:c="3"/></text:span><text:span text:style-name="T18">int </text:span><text:span text:style-name="T14">a = </text:span><text:span text:style-name="T60">1</text:span><text:span text:style-name="T18">;</text:span><text:span text:style-name="T18"><text:line-break/></text:span><text:span text:style-name="T14">}</text:span></text:p>
          <text:list text:continue-numbering="true" text:style-name="L3">
            <text:list-item>
              <text:p text:style-name="P13"><text:span text:style-name="T17"><text:s/></text:span><text:span text:style-name="T17">Wykonywać operacje na zmiennych, parametrach lub polach przy pomocy operatorów</text:span></text:p>
            </text:list-item>
          </text:list>
          <text:p text:style-name="P9"><text:span text:style-name="T18">public void </text:span><text:span text:style-name="T58">methodA</text:span><text:span text:style-name="T14">(){</text:span><text:span text:style-name="T14"><text:line-break/></text:span><text:span text:style-name="T14"> <text:s text:c="3"/></text:span><text:span text:style-name="T18">int </text:span><text:span text:style-name="T14">a = </text:span><text:span text:style-name="T60">1</text:span><text:span text:style-name="T18">;</text:span><text:span text:style-name="T18"><text:line-break/></text:span><text:span text:style-name="T18"> <text:s text:c="3"/></text:span><text:span text:style-name="T14">a++</text:span><text:span text:style-name="T18">;</text:span><text:span text:style-name="T18"><text:line-break/></text:span><text:span text:style-name="T14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Ciało metody ciąg dalsz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2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7"/></text:p>
          <text:p text:style-name="P13"><text:span text:style-name="T17">3) Wywoływać metody na obiekcie danej klasy ale również obiektach innych klas o ile mamy do nich referencję w polu, zmiennej lub parametrze.</text:span></text:p>
          <text:p text:style-name="P9"><text:span text:style-name="T16">public final static void </text:span><text:span text:style-name="T59">scan</text:span><text:span text:style-name="T48">(Scanner s){</text:span><text:span text:style-name="T48"><text:line-break/></text:span><text:span text:style-name="T48"> <text:s text:c="3"/>s.nextFloat()</text:span><text:span text:style-name="T16">;</text:span><text:span text:style-name="T16"><text:line-break/></text:span><text:span text:style-name="T48">}</text:span></text:p>
          <text:p text:style-name="P9"><text:span text:style-name="T17">4) Można utworzyć nowy obiekt i wywołać na nim metody</text:span></text:p>
          <text:p text:style-name="P15"><text:span text:style-name="T16">public final static int </text:span><text:span text:style-name="T59">scan</text:span><text:span text:style-name="T48">(</text:span><text:span text:style-name="T48">){ </text:span><text:span text:style-name="T48"><text:line-break/></text:span><text:span text:style-name="T48"> <text:s text:c="3"/>Scanner s = </text:span><text:span text:style-name="T16">new </text:span><text:span text:style-name="T48">Scanner(System.</text:span><text:span text:style-name="T44">in</text:span><text:span text:style-name="T48">)</text:span><text:span text:style-name="T16">; </text:span><text:span text:style-name="T16"><text:line-break/></text:span><text:span text:style-name="T16"> <text:s text:c="3"/></text:span><text:span text:style-name="T48">s.nextFloat()</text:span><text:span text:style-name="T16">; </text:span><text:span text:style-name="T16"><text:line-break/></text:span><text:span text:style-name="T48">}</text:span></text:p>
          <text:p text:style-name="P9"><text:span text:style-name="T17">5) Zwrócić wynik</text:span></text:p>
          <text:p text:style-name="P9"><text:span text:style-name="T16">public final static int </text:span><text:span text:style-name="T59">plus</text:span><text:span text:style-name="T48">(</text:span><text:span text:style-name="T16">int </text:span><text:span text:style-name="T48">a</text:span><text:span text:style-name="T16">, int </text:span><text:span text:style-name="T48">b){ </text:span><text:span text:style-name="T48"><text:line-break/></text:span><text:span text:style-name="T48"> </text:span><text:span text:style-name="T16"><text:s text:c="3"/>return </text:span><text:span text:style-name="T48">a + b</text:span><text:span text:style-name="T16">; </text:span><text:span text:style-name="T16"><text:line-break/></text:span><text:span text:style-name="T4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Wywołanie met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4"/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518cm" svg:height="14.447cm" svg:x="0.182cm" svg:y="3.951cm">
          <draw:text-box>
            <text:p><text:span text:style-name="T15">Wywołanie metody wykonywaliśmy już wielokrotnie. Utrwalimy sobie na czym ono polega. Załóżmy następującą klasę:</text:span></text:p>
            <text:p><text:span text:style-name="T15"/></text:p>
            <text:p text:style-name="P9"><text:span text:style-name="T61">public class </text:span><text:span text:style-name="T62">SumCalculator {</text:span><text:span text:style-name="T62"><text:line-break/></text:span><text:span text:style-name="T62"> <text:s text:c="3"/></text:span><text:span text:style-name="T61">private static final </text:span><text:span text:style-name="T62">SumCalculator </text:span><text:span text:style-name="T63">instance </text:span><text:span text:style-name="T62">= </text:span><text:span text:style-name="T61">new </text:span><text:span text:style-name="T62">SumCalculator()</text:span><text:span text:style-name="T61">;</text:span><text:span text:style-name="T61"><text:line-break/></text:span><text:span text:style-name="T61"> <text:s text:c="3"/>private int </text:span><text:span text:style-name="T64">plus</text:span><text:span text:style-name="T62">(</text:span><text:span text:style-name="T61">int </text:span><text:span text:style-name="T62">a</text:span><text:span text:style-name="T61">, int </text:span><text:span text:style-name="T62">b) {</text:span><text:span text:style-name="T62"><text:line-break/></text:span><text:span text:style-name="T62"> <text:s text:c="7"/></text:span><text:span text:style-name="T61">return </text:span><text:span text:style-name="T62">a + b</text:span><text:span text:style-name="T61">;</text:span><text:span text:style-name="T61"><text:line-break/></text:span><text:span text:style-name="T61"> <text:s text:c="3"/></text:span><text:span text:style-name="T62">}</text:span><text:span text:style-name="T62"><text:line-break/></text:span><text:span text:style-name="T62"> <text:s text:c="3"/></text:span><text:span text:style-name="T61">private static int </text:span><text:span text:style-name="T64">staticPlus</text:span><text:span text:style-name="T62">(</text:span><text:span text:style-name="T61">int </text:span><text:span text:style-name="T62">a</text:span><text:span text:style-name="T61">, int </text:span><text:span text:style-name="T62">b) {</text:span><text:span text:style-name="T62"><text:line-break/></text:span><text:span text:style-name="T62"> <text:s text:c="7"/></text:span><text:span text:style-name="T61">return </text:span><text:span text:style-name="T63">instance</text:span><text:span text:style-name="T20">.plus(a</text:span><text:span text:style-name="T19">, </text:span><text:span text:style-name="T20">b)</text:span><text:span text:style-name="T19">; </text:span><text:span text:style-name="T65">/*wywołanie metody na referencji statycznej do </text:span><text:span text:style-name="T66">obiektu klasy */</text:span><text:span text:style-name="T67"><text:line-break/></text:span><text:span text:style-name="T67"> <text:s text:c="3"/></text:span><text:span text:style-name="T62">}</text:span><text:span text:style-name="T62"><text:line-break/></text:span><text:span text:style-name="T62"> <text:s text:c="3"/></text:span><text:span text:style-name="T61">public static void </text:span><text:span text:style-name="T64">main</text:span><text:span text:style-name="T62">(String... args) {</text:span><text:span text:style-name="T62"><text:line-break/></text:span><text:span text:style-name="T62"> <text:s text:c="7"/></text:span><text:span text:style-name="T61">int </text:span><text:span text:style-name="T62">a = Integer.</text:span><text:span text:style-name="T68">valueOf</text:span><text:span text:style-name="T62">(args[</text:span><text:span text:style-name="T69">0</text:span><text:span text:style-name="T62">])</text:span><text:span text:style-name="T61">; </text:span><text:span text:style-name="T70">// wywołanie metody statycznej na klasie Integer</text:span><text:span text:style-name="T67"><text:line-break/></text:span><text:span text:style-name="T67"> <text:s text:c="7"/></text:span><text:span text:style-name="T61">int </text:span><text:span text:style-name="T62">b = Integer.</text:span><text:span text:style-name="T68">valueOf</text:span><text:span text:style-name="T62">(args[</text:span><text:span text:style-name="T69">0</text:span><text:span text:style-name="T62">])</text:span><text:span text:style-name="T61">; </text:span><text:span text:style-name="T70">// wywołanie metody statycznej na klasie Integer</text:span><text:span text:style-name="T67"><text:line-break/></text:span><text:span text:style-name="T67"> <text:s text:c="7"/></text:span><text:span text:style-name="T61">int </text:span><text:span text:style-name="T62">c = </text:span><text:span text:style-name="T68">staticPlus</text:span><text:span text:style-name="T62">(a</text:span><text:span text:style-name="T61">, </text:span><text:span text:style-name="T62">b)</text:span><text:span text:style-name="T61">; </text:span><text:span text:style-name="T70">// wywołanie metody statycznej wewnątrz klasy</text:span><text:span text:style-name="T67"><text:line-break/></text:span><text:span text:style-name="T67"> <text:s text:c="7"/></text:span><text:span text:style-name="T62">System.</text:span><text:span text:style-name="T63">out</text:span><text:span text:style-name="T20">.println(</text:span><text:span text:style-name="T71">"a + b = " </text:span><text:span text:style-name="T20">+ c)</text:span><text:span text:style-name="T19">; </text:span><text:span text:style-name="T72">/* wywołanie metody na referencji </text:span><text:span text:style-name="T72">statycznej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obiektu PrintStream w klasie System */</text:span><text:span text:style-name="T73"><text:line-break/></text:span><text:span text:style-name="T73"> <text:s text:c="3"/></text:span><text:span text:style-name="T20">}</text:span><text:span text:style-name="T20"><text:line-break/></text:span><text:span text:style-name="T20">}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Wywołanie metod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5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4"/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518cm" svg:height="14.447cm" svg:x="0.182cm" svg:y="3.951cm">
          <draw:text-box>
            <text:p><text:span text:style-name="T15">Wywołanie metody wykonywaliśmy już wielokrotnie. Utrwalimy sobie na czym ono polega. Załóżmy następującą klasę:</text:span></text:p>
            <text:p><text:span text:style-name="T15"/></text:p>
            <text:p text:style-name="P9"><text:span text:style-name="T61">public class </text:span><text:span text:style-name="T62">SumCalculator {</text:span><text:span text:style-name="T62"><text:line-break/></text:span><text:span text:style-name="T62"> <text:s text:c="3"/></text:span><text:span text:style-name="T61">private static final </text:span><text:span text:style-name="T62">SumCalculator </text:span><text:span text:style-name="T63">instance </text:span><text:span text:style-name="T62">= </text:span><text:span text:style-name="T61">new </text:span><text:span text:style-name="T62">SumCalculator()</text:span><text:span text:style-name="T61">;</text:span><text:span text:style-name="T61"><text:line-break/></text:span><text:span text:style-name="T61"> <text:s text:c="3"/>private int </text:span><text:span text:style-name="T64">plus</text:span><text:span text:style-name="T62">(</text:span><text:span text:style-name="T61">int </text:span><text:span text:style-name="T62">a</text:span><text:span text:style-name="T61">, int </text:span><text:span text:style-name="T62">b) {</text:span><text:span text:style-name="T62"><text:line-break/></text:span><text:span text:style-name="T62"> <text:s text:c="7"/></text:span><text:span text:style-name="T61">return </text:span><text:span text:style-name="T62">a + b</text:span><text:span text:style-name="T61">;</text:span><text:span text:style-name="T61"><text:line-break/></text:span><text:span text:style-name="T61"> <text:s text:c="3"/></text:span><text:span text:style-name="T62">}</text:span><text:span text:style-name="T62"><text:line-break/></text:span><text:span text:style-name="T62"> <text:s text:c="3"/></text:span><text:span text:style-name="T61">private static int </text:span><text:span text:style-name="T64">staticPlus</text:span><text:span text:style-name="T62">(</text:span><text:span text:style-name="T61">int </text:span><text:span text:style-name="T62">a</text:span><text:span text:style-name="T61">, int </text:span><text:span text:style-name="T62">b) {</text:span><text:span text:style-name="T62"><text:line-break/></text:span><text:span text:style-name="T62"> <text:s text:c="7"/></text:span><text:span text:style-name="T61">return </text:span><text:span text:style-name="T63">instance</text:span><text:span text:style-name="T20">.plus(a</text:span><text:span text:style-name="T19">, </text:span><text:span text:style-name="T20">b)</text:span><text:span text:style-name="T19">; </text:span><text:span text:style-name="T65">/*wywołanie metody na referencji statycznej do </text:span><text:span text:style-name="T66">obiektu klasy */</text:span><text:span text:style-name="T67"><text:line-break/></text:span><text:span text:style-name="T67"> <text:s text:c="3"/></text:span><text:span text:style-name="T62">}</text:span><text:span text:style-name="T62"><text:line-break/></text:span><text:span text:style-name="T62"> <text:s text:c="3"/></text:span><text:span text:style-name="T61">public static void </text:span><text:span text:style-name="T64">main</text:span><text:span text:style-name="T62">(String... args) {</text:span><text:span text:style-name="T62"><text:line-break/></text:span><text:span text:style-name="T62"> <text:s text:c="7"/></text:span><text:span text:style-name="T61">int </text:span><text:span text:style-name="T62">a = Integer.</text:span><text:span text:style-name="T68">valueOf</text:span><text:span text:style-name="T62">(args[</text:span><text:span text:style-name="T69">0</text:span><text:span text:style-name="T62">])</text:span><text:span text:style-name="T61">; </text:span><text:span text:style-name="T70">// wywołanie metody statycznej na klasie Integer</text:span><text:span text:style-name="T67"><text:line-break/></text:span><text:span text:style-name="T67"> <text:s text:c="7"/></text:span><text:span text:style-name="T61">int </text:span><text:span text:style-name="T62">b = Integer.</text:span><text:span text:style-name="T68">valueOf</text:span><text:span text:style-name="T62">(args[</text:span><text:span text:style-name="T69">0</text:span><text:span text:style-name="T62">])</text:span><text:span text:style-name="T61">; </text:span><text:span text:style-name="T70">// wywołanie metody statycznej na klasie Integer</text:span><text:span text:style-name="T67"><text:line-break/></text:span><text:span text:style-name="T67"> <text:s text:c="7"/></text:span><text:span text:style-name="T61">int </text:span><text:span text:style-name="T62">c = </text:span><text:span text:style-name="T68">staticPlus</text:span><text:span text:style-name="T62">(a</text:span><text:span text:style-name="T61">, </text:span><text:span text:style-name="T62">b)</text:span><text:span text:style-name="T61">; </text:span><text:span text:style-name="T70">// wywołanie metody statycznej wewnątrz klasy</text:span><text:span text:style-name="T67"><text:line-break/></text:span><text:span text:style-name="T67"> <text:s text:c="7"/></text:span><text:span text:style-name="T62">System.</text:span><text:span text:style-name="T63">out</text:span><text:span text:style-name="T20">.println(</text:span><text:span text:style-name="T71">"a + b = " </text:span><text:span text:style-name="T20">+ c)</text:span><text:span text:style-name="T19">; </text:span><text:span text:style-name="T72">/* wywołanie metody na referencji </text:span><text:span text:style-name="T72">statycznej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<text:tab/></text:span><text:span text:style-name="T72">obiektu PrintStream w klasie System */</text:span><text:span text:style-name="T73"><text:line-break/></text:span><text:span text:style-name="T73"> <text:s text:c="3"/></text:span><text:span text:style-name="T20">}</text:span><text:span text:style-name="T20"><text:line-break/></text:span><text:span text:style-name="T20">}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_5f_" presentation:presentation-page-layout-name="AL1T11">
        <draw:custom-shape draw:name="CustomShape 1" draw:style-name="gr6" draw:text-style-name="P6" draw:layer="layout" svg:width="25.389cm" svg:height="5.41cm" svg:x="4.233cm" svg:y="4.385cm">
          <text:p text:style-name="P1"><text:span text:style-name="T7">Konstruktory, gettery i settery</text:span></text:p>
          <text:p text:style-name="P1"><text:span text:style-name="T74">Czyli ustanawianie stanu obiekt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5.389cm" svg:height="4.588cm" svg:x="4cm" svg:y="10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11.442cm" svg:height="2.323cm" svg:x="22.173cm" svg:y="16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Konstruk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6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4"/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4" draw:text-style-name="P17" draw:layer="layout" svg:width="33.518cm" svg:height="14.249cm" svg:x="0.182cm" svg:y="3.951cm">
          <draw:text-box>
            <text:p><text:span text:style-name="T21">Konstruktor to specjalny rodzaj metody, która tworzy obiekt. Klasa może definiować jeden lub więcej konstruktorów. Jeśli nie zaimplementujemy konstruktora kompilator w ramach kompilacji doda domyślny konstruktor podobny do przedstawionego poniżej:</text:span></text:p>
            <text:p><text:span text:style-name="T18">public </text:span><text:span text:style-name="T58">SumCalculator</text:span><text:span text:style-name="T14">() {</text:span><text:span text:style-name="T14"><text:line-break/></text:span><text:span text:style-name="T14"> <text:s text:c="3"/></text:span><text:span text:style-name="T18">super</text:span><text:span text:style-name="T14">()</text:span><text:span text:style-name="T18">;</text:span><text:span text:style-name="T18"><text:line-break/></text:span><text:span text:style-name="T14">}</text:span></text:p>
            <text:p><text:span text:style-name="T15"/></text:p>
            <text:p><text:span text:style-name="T21">Jeśli nie chcemy aby konstruktor inicjalizował zmienne, lub wykonywał specyficzne dla tworzenia obiektu danej klasy operacje, jest to całkowicie wystarczające.</text:span></text:p>
            <text:p><text:span text:style-name="T21">Nawet taki prosty konstruktor wart jest opisania. W skład konstruktora wchodzą:</text:span></text:p>
            <text:list text:style-name="L3">
              <text:list-item>
                <text:p><text:span text:style-name="T21"><text:s/></text:span><text:span text:style-name="T21">Modyfikator widoczności:</text:span><text:span text:style-name="T41"> </text:span><text:span text:style-name="T19">public, private, protected</text:span><text:span text:style-name="T36"> </text:span><text:span text:style-name="T75">czy domyślny</text:span></text:p>
              </text:list-item>
              <text:list-item>
                <text:p><text:span text:style-name="T21"><text:s/></text:span><text:span text:style-name="T21">Nazwa konstruktora równa nazwie klasy tu </text:span><text:span text:style-name="T58">SumCalculator</text:span><text:span text:style-name="T21">. Stosujemy CammelCase od dużej litery</text:span></text:p>
              </text:list-item>
              <text:list-item>
                <text:p><text:span text:style-name="T21"><text:s/></text:span><text:span text:style-name="T21">Nawiasy </text:span><text:span text:style-name="T14">() </text:span><text:span text:style-name="T21">pomiędzy którymi, podobnie jak inne metody, konstruktor może deklarować parametry. Domyślny konstruktor jest bezparametryczny.</text:span></text:p>
              </text:list-item>
              <text:list-item>
                <text:p><text:span text:style-name="T21"><text:s/></text:span><text:span text:style-name="T21">Nawiasy klamrowe ograniczające ciało metody konstruktora </text:span><text:span text:style-name="T14">{</text:span><text:span text:style-name="T14">}</text:span></text:p>
              </text:list-item>
              <text:list-item>
                <text:p><text:span text:style-name="T21"><text:s/></text:span><text:span text:style-name="T21">Wywołanie konstruktora klasy nadrzędnej </text:span><text:span text:style-name="T18">super</text:span><text:span text:style-name="T14">()</text:span><text:span text:style-name="T18">;</text:span><text:span text:style-name="T21"> 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Inicjalizacja pól w konstruktor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7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4"/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7" draw:layer="layout" svg:width="33.018cm" svg:height="14.705cm" svg:x="0.582cm" svg:y="3.8cm">
          <draw:text-box>
            <text:p><text:span text:style-name="T76">Jak było wspomniane wcześniej konstruktor może inicjalizować stan pól. Poniżej omówimy strukturę bardziej złożonego konstruktora:</text:span></text:p>
            <text:p text:style-name="P9"><text:span text:style-name="T22">public class </text:span><text:span text:style-name="T23">Coordinates {</text:span><text:span text:style-name="T23"><text:line-break/></text:span><text:span text:style-name="T23"> <text:s text:c="3"/></text:span><text:span text:style-name="T22">private final int </text:span><text:span text:style-name="T26">x</text:span><text:span text:style-name="T22">; </text:span><text:span text:style-name="T77">// </text:span><text:span text:style-name="T65">pole klasy</text:span><text:span text:style-name="T77"><text:line-break/></text:span><text:span text:style-name="T77"> <text:s text:c="3"/></text:span><text:span text:style-name="T22">private final int </text:span><text:span text:style-name="T26">y</text:span><text:span text:style-name="T22">; </text:span><text:span text:style-name="T77">// </text:span><text:span text:style-name="T65">drugie pole klasy</text:span><text:span text:style-name="T77"><text:line-break/></text:span><text:span text:style-name="T77"><text:line-break/></text:span><text:span text:style-name="T77"> <text:s text:c="3"/></text:span><text:span text:style-name="T22">public </text:span><text:span text:style-name="T78">Coordinates</text:span><text:span text:style-name="T23">(){ </text:span><text:span text:style-name="T77">// </text:span><text:span text:style-name="T65">kontruktor bezparametryczny</text:span><text:span text:style-name="T77"><text:line-break/></text:span><text:span text:style-name="T77"> <text:s text:c="7"/></text:span><text:span text:style-name="T22">this</text:span><text:span text:style-name="T23">(</text:span><text:span text:style-name="T79">0</text:span><text:span text:style-name="T22">, </text:span><text:span text:style-name="T79">0</text:span><text:span text:style-name="T23">)</text:span><text:span text:style-name="T22">; </text:span><text:span text:style-name="T77">// </text:span><text:span text:style-name="T65">wywołanie konstruktora parametrycznego z wartościami domyślnymi 0, 0</text:span><text:span text:style-name="T77"><text:line-break/></text:span><text:span text:style-name="T77"> <text:s text:c="3"/></text:span><text:span text:style-name="T23">}</text:span><text:span text:style-name="T23"><text:line-break/></text:span><text:span text:style-name="T23"> <text:s text:c="3"/></text:span><text:span text:style-name="T77">// </text:span><text:span text:style-name="T65">deklaracja konstruktora o parametrach x i y</text:span><text:span text:style-name="T77"><text:line-break/></text:span><text:span text:style-name="T77"> <text:s text:c="3"/></text:span><text:span text:style-name="T22">public </text:span><text:span text:style-name="T78">Coordinates</text:span><text:span text:style-name="T23">(</text:span><text:span text:style-name="T22">int </text:span><text:span text:style-name="T23">x</text:span><text:span text:style-name="T22">, int </text:span><text:span text:style-name="T23">y) { </text:span><text:span text:style-name="T77">// </text:span><text:span text:style-name="T65">pomiędzy nawiasami parametry</text:span><text:span text:style-name="T65"><text:line-break/></text:span><text:span text:style-name="T77"> <text:s text:c="7"/></text:span><text:span text:style-name="T22">this</text:span><text:span text:style-name="T23">.</text:span><text:span text:style-name="T26">x </text:span><text:span text:style-name="T23">= x</text:span><text:span text:style-name="T22">; </text:span><text:span text:style-name="T77">// </text:span><text:span text:style-name="T65">Przypisanie parametrów do pól klasy</text:span><text:span text:style-name="T77"><text:line-break/></text:span><text:span text:style-name="T77"> <text:s text:c="7"/></text:span><text:span text:style-name="T22">this</text:span><text:span text:style-name="T23">.</text:span><text:span text:style-name="T26">y </text:span><text:span text:style-name="T23">= y</text:span><text:span text:style-name="T22">; </text:span><text:span text:style-name="T77">// </text:span><text:span text:style-name="T65">jak widać zarówno parametry jak i pola klasy nazywają się tak samo. W </text:span><text:span text:style-name="T65">takim przypadku</text:span><text:span text:style-name="T77"><text:line-break/></text:span><text:span text:style-name="T77"> <text:s text:c="7"/>// </text:span><text:span text:style-name="T65">należy</text:span><text:span text:style-name="T65"> wskazać, które to pola. </text:span><text:span text:style-name="T65">Robimy to przez wskazanie this.x, this.y - oznacza to odwołanie do</text:span><text:span text:style-name="T77"><text:line-break/></text:span><text:span text:style-name="T77"> <text:s text:c="7"/>// </text:span><text:span text:style-name="T65">pola przynależnego do klasy</text:span><text:span text:style-name="T77"><text:line-break/></text:span><text:span text:style-name="T77"> <text:s text:c="7"/></text:span><text:span text:style-name="T22">this</text:span><text:span text:style-name="T23">.method()</text:span><text:span text:style-name="T22">; </text:span><text:span text:style-name="T77">// </text:span><text:span text:style-name="T65">wywołanie metody na this</text:span><text:span text:style-name="T77"><text:line-break/></text:span><text:span text:style-name="T77"> <text:s text:c="7"/></text:span><text:span text:style-name="T23">method()</text:span><text:span text:style-name="T22">; </text:span><text:span text:style-name="T77">// </text:span><text:span text:style-name="T65">w tym przypadku również metoda również zostanie wywołana na tym obiekcie</text:span><text:span text:style-name="T77"><text:line-break/></text:span><text:span text:style-name="T77"> <text:s text:c="3"/></text:span><text:span text:style-name="T23">}</text:span><text:span text:style-name="T23"><text:line-break/></text:span><text:span text:style-name="T23"> <text:s text:c="3"/></text:span><text:span text:style-name="T22">public void </text:span><text:span text:style-name="T78">method</text:span><text:span text:style-name="T23">(){ }</text:span><text:span text:style-name="T23"><text:line-break/></text:span><text:span text:style-name="T23">}</text:span></text:p>
            <text:p text:style-name="P9"><text:span text:style-name="T23"/></text:p>
            <text:p text:style-name="P13"><text:span text:style-name="T76">Pojawił się tu nowy element składni, słowo kluczowe </text:span><text:span text:style-name="T56">this</text:span><text:span text:style-name="T76">. Oznacza ono odwołanie do bieżącego obiektu. Można skorzystać <text:s/>z tego odwołania w celu podstawienia pól klasy albo wywołania metody na bieżącym obiekcie. Istnieje również szczególne zastosowanie słowa kluczowego . Jest to wywołanie innego konstruktora w tej samej klasie.</text:span></text:p>
            <text:p text:style-name="P9"><text:span text:style-name="T51"/></text:p>
          </draw:text-box>
        </draw:frame>
        <presentation:notes draw:style-name="dp3">
          <draw:page-thumbnail draw:style-name="gr4" draw:layer="layout" svg:width="19.798cm" svg:height="11.136cm" svg:x="0.6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Setter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4"/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8" draw:text-style-name="P17" draw:layer="layout" svg:width="33.018cm" svg:height="14.705cm" svg:x="0.582cm" svg:y="3.695cm">
          <draw:text-box>
            <text:p><text:span text:style-name="T75">Ostatni typ podstawienia pól instancyjnych to podstawienie pola w metodzie. Istnieją metody wyspecjalizowane w tym zadaniu. Nazywamy je setterami. Ciało takiej metody składa się jedynie z podstawienia wartości parametru metody do pola. Składania takiej metody wygląda następująco:</text:span></text:p>
            <text:p><text:span text:style-name="T80">public class </text:span><text:span text:style-name="T81">DynamicCoordinates {</text:span><text:span text:style-name="T81"><text:line-break/></text:span><text:span text:style-name="T81"> <text:s text:c="3"/></text:span><text:span text:style-name="T80">private int </text:span><text:span text:style-name="T82">x</text:span><text:span text:style-name="T80">; </text:span><text:span text:style-name="T83">// pole klasy</text:span><text:span text:style-name="T83"><text:line-break/></text:span><text:span text:style-name="T83"> <text:s text:c="3"/></text:span><text:span text:style-name="T80">private int </text:span><text:span text:style-name="T82">y</text:span><text:span text:style-name="T80">; </text:span><text:span text:style-name="T83">// drugie pole klasy</text:span><text:span text:style-name="T83"><text:line-break/></text:span><text:span text:style-name="T83"><text:line-break/></text:span><text:span text:style-name="T83"> <text:s text:c="3"/></text:span><text:span text:style-name="T80">public void </text:span><text:span text:style-name="T84">setX</text:span><text:span text:style-name="T81">(</text:span><text:span text:style-name="T80">int </text:span><text:span text:style-name="T81">x) { </text:span><text:span text:style-name="T83">// metoda ustawiająca pole x</text:span><text:span text:style-name="T83"><text:line-break/></text:span><text:span text:style-name="T83"> <text:s text:c="7"/></text:span><text:span text:style-name="T80">this</text:span><text:span text:style-name="T81">.</text:span><text:span text:style-name="T82">x </text:span><text:span text:style-name="T81">= x</text:span><text:span text:style-name="T80">;</text:span><text:span text:style-name="T80"><text:line-break/></text:span><text:span text:style-name="T80"> <text:s text:c="3"/></text:span><text:span text:style-name="T81">}</text:span><text:span text:style-name="T81"><text:line-break/></text:span><text:span text:style-name="T81"><text:line-break/></text:span><text:span text:style-name="T81"> <text:s text:c="3"/></text:span><text:span text:style-name="T80">public void </text:span><text:span text:style-name="T84">setY</text:span><text:span text:style-name="T81">(</text:span><text:span text:style-name="T80">int </text:span><text:span text:style-name="T81">y) { </text:span><text:span text:style-name="T83">// metoda ustawiająca pole y</text:span><text:span text:style-name="T83"><text:line-break/></text:span><text:span text:style-name="T83"> <text:s text:c="7"/></text:span><text:span text:style-name="T80">this</text:span><text:span text:style-name="T81">.</text:span><text:span text:style-name="T82">y </text:span><text:span text:style-name="T81">= y</text:span><text:span text:style-name="T80">;</text:span><text:span text:style-name="T80"><text:line-break/></text:span><text:span text:style-name="T80"> <text:s text:c="3"/></text:span><text:span text:style-name="T81">}</text:span><text:span text:style-name="T81"><text:line-break/></text:span><text:span text:style-name="T81">}</text:span></text:p>
            <text:p><text:span text:style-name="T75">Należy zwrócić uwagę na kilka istotnych elementów:</text:span></text:p>
            <text:list text:style-name="L3">
              <text:list-item>
                <text:p><text:span text:style-name="T75"><text:s/></text:span><text:span text:style-name="T75">Setter posiada dokładnie jeden parametr, w dodatku o tym samym typie co pole klasy</text:span></text:p>
              </text:list-item>
              <text:list-item>
                <text:p><text:span text:style-name="T75"><text:s/></text:span><text:span text:style-name="T75">Nazwa metody zawiera nazwę z pola poprzedzoną stałym prefiksem „set”. Zachowujemy też cammelCase.</text:span></text:p>
              </text:list-item>
              <text:list-item>
                <text:p><text:span text:style-name="T75"><text:s/></text:span><text:span text:style-name="T75">Metody set nie zwracają żadnego wyniku, zatem deklarują </text:span><text:span text:style-name="T19">void</text:span></text:p>
              </text:list-item>
              <text:list-item>
                <text:p><text:span text:style-name="T75"><text:s/></text:span><text:span text:style-name="T75">W ciele metody znajduje się operacja przypisania pola, np.: </text:span><text:span text:style-name="T19">this</text:span><text:span text:style-name="T20">.</text:span><text:span text:style-name="T85">y </text:span><text:span text:style-name="T20">= y</text:span><text:span text:style-name="T19">;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2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Get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0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4"/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33.018cm" svg:height="14.936cm" svg:x="0.582cm" svg:y="3.695cm">
          <draw:text-box>
            <text:p><text:span text:style-name="T55">Dobrym zwyczajem się jest używanie hermetyzacji. Stosuje się praktykę tworzenia pól jako prywatne i udostępnianie ich podstawienie przez wcześniej opisane settery, o dostęp do nich przy użyciu getterów. Oczywiście klasa nie musi pozwalać zarówno na dostęp do wszystkich zmiennych jak i na ich podstawienie. Nie każdy getter oznacz towarzyszący setter i w drugą stronę. Dla zobrazowania rozważmy klasę z jednym konstruktorem i getterami:</text:span></text:p>
            <text:p text:style-name="P9"><text:span text:style-name="T22">public class </text:span><text:span text:style-name="T23">FinalCoordinates {</text:span><text:span text:style-name="T23"><text:line-break/></text:span><text:span text:style-name="T23"> <text:s text:c="3"/></text:span><text:span text:style-name="T22">private final int </text:span><text:span text:style-name="T26">x</text:span><text:span text:style-name="T22">; </text:span><text:span text:style-name="T77">// pole finalne instancji</text:span><text:span text:style-name="T77"><text:line-break/></text:span><text:span text:style-name="T77"> <text:s text:c="3"/></text:span><text:span text:style-name="T22">private final int </text:span><text:span text:style-name="T26">y</text:span><text:span text:style-name="T22">; </text:span><text:span text:style-name="T77">// drugie pole finalne instancji klasy</text:span><text:span text:style-name="T77"><text:line-break/></text:span><text:span text:style-name="T77"><text:line-break/></text:span><text:span text:style-name="T77"> <text:s text:c="3"/></text:span><text:span text:style-name="T22">public </text:span><text:span text:style-name="T78">FinalCoordinates</text:span><text:span text:style-name="T23">(</text:span><text:span text:style-name="T22">int </text:span><text:span text:style-name="T23">x</text:span><text:span text:style-name="T22">, int </text:span><text:span text:style-name="T23">y) { </text:span><text:span text:style-name="T77">// konstruktor parametryczny</text:span><text:span text:style-name="T77"><text:line-break/></text:span><text:span text:style-name="T77"> <text:s text:c="7"/></text:span><text:span text:style-name="T22">this</text:span><text:span text:style-name="T23">.</text:span><text:span text:style-name="T26">x </text:span><text:span text:style-name="T23">= x</text:span><text:span text:style-name="T22">; </text:span><text:span text:style-name="T77">// podstawienie x</text:span><text:span text:style-name="T77"><text:line-break/></text:span><text:span text:style-name="T77"> <text:s text:c="7"/></text:span><text:span text:style-name="T22">this</text:span><text:span text:style-name="T23">.</text:span><text:span text:style-name="T26">y </text:span><text:span text:style-name="T23">= y</text:span><text:span text:style-name="T22">; </text:span><text:span text:style-name="T77">// podstawienie y</text:span><text:span text:style-name="T77"><text:line-break/></text:span><text:span text:style-name="T77"> <text:s text:c="3"/></text:span><text:span text:style-name="T23">}</text:span><text:span text:style-name="T23"><text:line-break/></text:span><text:span text:style-name="T23"><text:line-break/></text:span><text:span text:style-name="T23"> <text:s text:c="3"/></text:span><text:span text:style-name="T22">public int </text:span><text:span text:style-name="T78">getX</text:span><text:span text:style-name="T23">() { </text:span><text:span text:style-name="T77">// metoda dostępu do x</text:span><text:span text:style-name="T77"><text:line-break/></text:span><text:span text:style-name="T77"> <text:s text:c="7"/></text:span><text:span text:style-name="T22">return </text:span><text:span text:style-name="T26">x</text:span><text:span text:style-name="T22">;</text:span><text:span text:style-name="T22"><text:line-break/></text:span><text:span text:style-name="T22"> <text:s text:c="3"/></text:span><text:span text:style-name="T23">}</text:span><text:span text:style-name="T23"><text:line-break/></text:span><text:span text:style-name="T23"><text:line-break/></text:span><text:span text:style-name="T23"> <text:s text:c="3"/></text:span><text:span text:style-name="T22">public int </text:span><text:span text:style-name="T78">getY</text:span><text:span text:style-name="T23">() { </text:span><text:span text:style-name="T77">// metoda dostępu do y</text:span><text:span text:style-name="T77"><text:line-break/></text:span><text:span text:style-name="T77"> <text:s text:c="7"/></text:span><text:span text:style-name="T22">return </text:span><text:span text:style-name="T26">y</text:span><text:span text:style-name="T22">;</text:span><text:span text:style-name="T22"><text:line-break/></text:span><text:span text:style-name="T22"> <text:s text:c="3"/></text:span><text:span text:style-name="T23">}</text:span><text:span text:style-name="T23"><text:line-break/></text:span><text:span text:style-name="T23">}</text:span><text:span text:style-name="T23"><text:line-break/></text:span><text:span text:style-name="T55">Klasa ta pokazuje, że pola finalne są podstawiane tylko raz przy utworzeniu obiektu. Możliwy jest jedynie dostęp do ich wartości poprzez metody get.</text:span></text:p>
            <text:p text:style-name="P9"><text:span text:style-name="T55">Metody te charakteryzuje:</text:span></text:p>
            <text:list text:style-name="L3">
              <text:list-item>
                <text:p text:style-name="P9"><text:span text:style-name="T55">Nazwa składająca się z prefiksu „get” i nazwy zmiennej. Pamiętamy o cammelCase.</text:span></text:p>
              </text:list-item>
              <text:list-item>
                <text:p text:style-name="P9"><text:span text:style-name="T55">Ciało zwracające pole przy pomocy </text:span><text:span text:style-name="T22">return</text:span><text:span text:style-name="T55">, oraz typ zwracany odpowiadający typowi pola</text:span></text:p>
              </text:list-item>
              <text:list-item>
                <text:p text:style-name="P9"><text:span text:style-name="T55">Pusta lista parametrów metody</text:span></text:p>
              </text:list-item>
            </text:list>
          </draw:text-box>
        </draw:frame>
        <presentation:notes draw:style-name="dp3">
          <draw:page-thumbnail draw:style-name="gr4" draw:layer="layout" svg:width="19.798cm" svg:height="11.136cm" svg:x="0.6cm" svg:y="2.257cm" draw:page-number="2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2c__20_Content_5f_" presentation:presentation-page-layout-name="AL1T11">
        <draw:custom-shape draw:name="CustomShape 1" draw:style-name="gr6" draw:text-style-name="P6" draw:layer="layout" svg:width="25.389cm" svg:height="5.41cm" svg:x="4.233cm" svg:y="4.385cm">
          <text:p text:style-name="P1"><text:span text:style-name="T7">Podsumowani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5.389cm" svg:height="4.588cm" svg:x="4cm" svg:y="10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11.442cm" svg:height="2.323cm" svg:x="22.173cm" svg:y="16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2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Składowe klas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4"/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8" draw:layer="layout" svg:width="22.2cm" svg:height="14.936cm" svg:x="7.4cm" svg:y="3.864cm">
          <draw:text-box>
            <text:p text:style-name="P9"><text:span text:style-name="T86">public class </text:span><text:span text:style-name="T87">FinalCoordinates {</text:span><text:span text:style-name="T87"><text:line-break/></text:span><text:span text:style-name="T87"> <text:s text:c="3"/></text:span><text:span text:style-name="T88">/* POLA */</text:span><text:span text:style-name="T88"><text:line-break/></text:span><text:span text:style-name="T88"> <text:s text:c="3"/>// statyczne</text:span><text:span text:style-name="T88"><text:line-break/></text:span><text:span text:style-name="T88"> <text:s text:c="3"/></text:span><text:span text:style-name="T86">private static final int </text:span><text:span text:style-name="T89">DEFAULT</text:span><text:span text:style-name="T86">;</text:span><text:span text:style-name="T86"><text:line-break/></text:span><text:span text:style-name="T86"> <text:s text:c="3"/>private static final </text:span><text:span text:style-name="T87">FinalCoordinates </text:span><text:span text:style-name="T89">DEFAULT_COORDINATES </text:span><text:span text:style-name="T87">= </text:span><text:span text:style-name="T86">new </text:span><text:span text:style-name="T87">FinalCoordinates()</text:span><text:span text:style-name="T86">;</text:span><text:span text:style-name="T86"><text:line-break/></text:span><text:span text:style-name="T86"> <text:s text:c="3"/></text:span><text:span text:style-name="T88">// instancyjne</text:span><text:span text:style-name="T88"><text:line-break/></text:span><text:span text:style-name="T88"> <text:s text:c="3"/></text:span><text:span text:style-name="T86">private final int </text:span><text:span text:style-name="T90">x</text:span><text:span text:style-name="T86">;</text:span><text:span text:style-name="T86"><text:line-break/></text:span><text:span text:style-name="T86"> <text:s text:c="3"/>private final int </text:span><text:span text:style-name="T90">y</text:span><text:span text:style-name="T86">;</text:span><text:span text:style-name="T86"><text:line-break/></text:span><text:span text:style-name="T86"> <text:s text:c="3"/></text:span><text:span text:style-name="T88">// bloki inicjalizacji statycznej lub instancyjnej</text:span><text:span text:style-name="T88"><text:line-break/></text:span><text:span text:style-name="T88"> <text:s text:c="3"/></text:span><text:span text:style-name="T86">static </text:span><text:span text:style-name="T87">{</text:span><text:span text:style-name="T87"><text:line-break/></text:span><text:span text:style-name="T87"> <text:s text:c="7"/></text:span><text:span text:style-name="T89">DEFAULT </text:span><text:span text:style-name="T87">= </text:span><text:span text:style-name="T91">0</text:span><text:span text:style-name="T86">;</text:span><text:span text:style-name="T86"><text:line-break/></text:span><text:span text:style-name="T86"> <text:s text:c="3"/></text:span><text:span text:style-name="T87">}</text:span><text:span text:style-name="T87"><text:line-break/></text:span><text:span text:style-name="T87"> <text:s text:c="3"/></text:span><text:span text:style-name="T88">/* Konstruktory */</text:span><text:span text:style-name="T88"><text:line-break/></text:span><text:span text:style-name="T88"> <text:s text:c="3"/></text:span><text:span text:style-name="T86">public </text:span><text:span text:style-name="T92">FinalCoordinates</text:span><text:span text:style-name="T87">() {</text:span><text:span text:style-name="T87"><text:line-break/></text:span><text:span text:style-name="T87"> <text:s text:c="7"/></text:span><text:span text:style-name="T86">this</text:span><text:span text:style-name="T87">(</text:span><text:span text:style-name="T89">DEFAULT</text:span><text:span text:style-name="T86">, </text:span><text:span text:style-name="T89">DEFAULT</text:span><text:span text:style-name="T87">)</text:span><text:span text:style-name="T86">;</text:span><text:span text:style-name="T86"><text:line-break/></text:span><text:span text:style-name="T86"> <text:s text:c="3"/></text:span><text:span text:style-name="T87">}</text:span><text:span text:style-name="T87"><text:line-break/></text:span><text:span text:style-name="T87"> <text:s text:c="3"/></text:span><text:span text:style-name="T86">public </text:span><text:span text:style-name="T92">FinalCoordinates</text:span><text:span text:style-name="T87">(</text:span><text:span text:style-name="T86">int </text:span><text:span text:style-name="T87">x</text:span><text:span text:style-name="T86">, int </text:span><text:span text:style-name="T87">y) {</text:span><text:span text:style-name="T87"><text:line-break/></text:span><text:span text:style-name="T87"> <text:s text:c="7"/></text:span><text:span text:style-name="T86">this</text:span><text:span text:style-name="T87">.</text:span><text:span text:style-name="T90">x </text:span><text:span text:style-name="T87">= x</text:span><text:span text:style-name="T86">;</text:span><text:span text:style-name="T86"><text:line-break/></text:span><text:span text:style-name="T86"> <text:s text:c="7"/>this</text:span><text:span text:style-name="T87">.</text:span><text:span text:style-name="T90">y </text:span><text:span text:style-name="T87">= y</text:span><text:span text:style-name="T86">;</text:span><text:span text:style-name="T86"><text:line-break/></text:span><text:span text:style-name="T86"> <text:s text:c="3"/></text:span><text:span text:style-name="T87">}</text:span><text:span text:style-name="T87"><text:line-break/></text:span><text:span text:style-name="T87"> <text:s text:c="3"/></text:span><text:span text:style-name="T88">/* Metody */</text:span><text:span text:style-name="T88"><text:line-break/></text:span><text:span text:style-name="T88"> <text:s text:c="3"/>// instancyjne</text:span><text:span text:style-name="T88"><text:line-break/></text:span><text:span text:style-name="T88"> <text:s text:c="3"/></text:span><text:span text:style-name="T86">public int </text:span><text:span text:style-name="T92">getX</text:span><text:span text:style-name="T87">() {</text:span><text:span text:style-name="T87"><text:line-break/></text:span><text:span text:style-name="T87"> <text:s text:c="7"/></text:span><text:span text:style-name="T86">return </text:span><text:span text:style-name="T90">x</text:span><text:span text:style-name="T86">;</text:span><text:span text:style-name="T86"><text:line-break/></text:span><text:span text:style-name="T86"> <text:s text:c="3"/></text:span><text:span text:style-name="T87">}</text:span><text:span text:style-name="T87"><text:line-break/></text:span><text:span text:style-name="T87"> <text:s text:c="3"/></text:span><text:span text:style-name="T86">public int </text:span><text:span text:style-name="T92">getY</text:span><text:span text:style-name="T87">() {</text:span><text:span text:style-name="T87"><text:line-break/></text:span><text:span text:style-name="T87"> <text:s text:c="7"/></text:span><text:span text:style-name="T86">return </text:span><text:span text:style-name="T90">y</text:span><text:span text:style-name="T86">;</text:span><text:span text:style-name="T86"><text:line-break/></text:span><text:span text:style-name="T86"> <text:s text:c="3"/></text:span><text:span text:style-name="T87">}</text:span><text:span text:style-name="T87"><text:line-break/></text:span><text:span text:style-name="T87"> <text:s text:c="3"/></text:span><text:span text:style-name="T88">// statyczne</text:span><text:span text:style-name="T88"><text:line-break/></text:span><text:span text:style-name="T88"> <text:s text:c="3"/></text:span><text:span text:style-name="T86">public static </text:span><text:span text:style-name="T87">FinalCoordinates </text:span><text:span text:style-name="T92">defaultCoorinates</text:span><text:span text:style-name="T87">(){</text:span><text:span text:style-name="T87"><text:line-break/></text:span><text:span text:style-name="T87"> <text:s text:c="7"/></text:span><text:span text:style-name="T86">return new </text:span><text:span text:style-name="T87">FinalCoordinates()</text:span><text:span text:style-name="T86">;</text:span><text:span text:style-name="T86"><text:line-break/></text:span><text:span text:style-name="T86"> <text:s text:c="3"/></text:span><text:span text:style-name="T87">}</text:span><text:span text:style-name="T87"><text:line-break/></text:span><text:span text:style-name="T87">}</text:span></text:p>
          </draw:text-box>
        </draw:frame>
        <presentation:notes draw:style-name="dp3">
          <draw:page-thumbnail draw:style-name="gr4" draw:layer="layout" svg:width="19.798cm" svg:height="11.136cm" svg:x="0.6cm" svg:y="2.257cm" draw:page-number="3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_5f_">
        <office:forms form:automatic-focus="false" form:apply-design-mode="false"/>
        <draw:custom-shape draw:name="CustomShape 1" draw:style-name="gr9" draw:text-style-name="P8" draw:layer="layout" svg:width="17.707cm" svg:height="1.981cm" svg:x="7.893cm" svg:y="1.819cm">
          <text:p text:style-name="P7"><text:span text:style-name="T8">Wywołanie met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3" draw:text-style-name="P16" draw:layer="layout" svg:width="32.2cm" svg:height="17.6cm" svg:x="0.6cm" svg:y="0.8cm">
          <text:p text:style-name="P14"><text:span text:style-name="T14"/></text:p>
          <text:p text:style-name="P14"><text:span text:style-name="T14"/></text:p>
          <text:p text:style-name="P14"><text:span text:style-name="T14"/></text:p>
          <text:p text:style-name="P14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17" draw:layer="layout" svg:width="33.336cm" svg:height="14.651cm" svg:x="0.064cm" svg:y="3.8cm">
          <draw:text-box>
            <text:p text:style-name="P9"><text:span text:style-name="T19">package </text:span><text:span text:style-name="T20">pl.tlis.classes.fields</text:span><text:span text:style-name="T19">;</text:span><text:span text:style-name="T19"><text:line-break/></text:span><text:span text:style-name="T19"><text:line-break/></text:span><text:span text:style-name="T19">public class </text:span><text:span text:style-name="T20">Methods </text:span><text:span text:style-name="T19">extends </text:span><text:span text:style-name="T20">ClassWithFields{</text:span><text:span text:style-name="T20"><text:line-break/></text:span><text:span text:style-name="T20"> <text:s text:c="3"/></text:span><text:span text:style-name="T19">public void </text:span><text:span text:style-name="T93">methodA</text:span><text:span text:style-name="T20">(){</text:span><text:span text:style-name="T20"><text:line-break/></text:span><text:span text:style-name="T20"> <text:s text:c="7"/>Coordinates coordinates = </text:span><text:span text:style-name="T19">new </text:span><text:span text:style-name="T20">Coordinates()</text:span><text:span text:style-name="T19">;</text:span><text:span text:style-name="T19"><text:line-break/></text:span><text:span text:style-name="T19"> <text:s text:c="7"/></text:span><text:span text:style-name="T20">coordinates.method()</text:span><text:span text:style-name="T19">; </text:span><text:span text:style-name="T73">// </text:span><text:span text:style-name="T77">wywołanie metody na referencji obiektu klasy</text:span><text:span text:style-name="T73"><text:line-break/></text:span><text:span text:style-name="T73"> <text:s text:c="3"/></text:span><text:span text:style-name="T20">}</text:span><text:span text:style-name="T20"><text:line-break/></text:span><text:span text:style-name="T20"> <text:s text:c="3"/></text:span><text:span text:style-name="T19">public void </text:span><text:span text:style-name="T93">methodB</text:span><text:span text:style-name="T20">() {</text:span><text:span text:style-name="T20"><text:line-break/></text:span><text:span text:style-name="T20"> <text:s text:c="7"/></text:span><text:span text:style-name="T19">this</text:span><text:span text:style-name="T20">.methodA()</text:span><text:span text:style-name="T19">; </text:span><text:span text:style-name="T73">// </text:span><text:span text:style-name="T77">wywołani metody na bieżącym obiekcie</text:span><text:span text:style-name="T73"><text:line-break/></text:span><text:span text:style-name="T73"> <text:s text:c="7"/></text:span><text:span text:style-name="T20">methodB()</text:span><text:span text:style-name="T19">; </text:span><text:span text:style-name="T73">// </text:span><text:span text:style-name="T77">druga opcja wywołania metody na obiekcie</text:span><text:span text:style-name="T77"><text:line-break/></text:span><text:span text:style-name="T73"> <text:s text:c="3"/></text:span><text:span text:style-name="T20">}</text:span><text:span text:style-name="T20"><text:line-break/></text:span><text:span text:style-name="T20"> <text:s text:c="3"/></text:span><text:span text:style-name="T19">public void </text:span><text:span text:style-name="T93">methodC</text:span><text:span text:style-name="T20">() {</text:span><text:span text:style-name="T20"><text:line-break/></text:span><text:span text:style-name="T20"> <text:s text:c="7"/>String a = String.</text:span><text:span text:style-name="T68">valueOf</text:span><text:span text:style-name="T20">(</text:span><text:span text:style-name="T94">1</text:span><text:span text:style-name="T20">)</text:span><text:span text:style-name="T19">; </text:span><text:span text:style-name="T73">// </text:span><text:span text:style-name="T77">wowołanie metody statycznej</text:span><text:span text:style-name="T73"><text:line-break/></text:span><text:span text:style-name="T73"> <text:s text:c="7"/></text:span><text:span text:style-name="T68">methodD</text:span><text:span text:style-name="T20">(a)</text:span><text:span text:style-name="T19">; </text:span><text:span text:style-name="T73">// </text:span><text:span text:style-name="T77">wywołanie metody statycznej wewnątrz klasy nie wymaga podania nazwy klasy</text:span><text:span text:style-name="T73"><text:line-break/></text:span><text:span text:style-name="T73"> <text:s text:c="3"/></text:span><text:span text:style-name="T20">}</text:span><text:span text:style-name="T20"><text:line-break/></text:span><text:span text:style-name="T20"> <text:s text:c="3"/></text:span><text:span text:style-name="T19">public static void </text:span><text:span text:style-name="T93">methodD</text:span><text:span text:style-name="T20">(String a){</text:span><text:span text:style-name="T20"><text:line-break/></text:span><text:span text:style-name="T20"> <text:s text:c="7"/>System.</text:span><text:span text:style-name="T63">out</text:span><text:span text:style-name="T20">.println(a)</text:span><text:span text:style-name="T19">;</text:span><text:span text:style-name="T19"><text:line-break/></text:span><text:span text:style-name="T19"> <text:s text:c="3"/></text:span><text:span text:style-name="T20">}</text:span><text:span text:style-name="T20"><text:line-break/></text:span><text:span text:style-name="T20">}</text:span><text:span text:style-name="T20"><text:line-break/></text:span><text:span text:style-name="T20"/></text:p>
          </draw:text-box>
        </draw:frame>
        <presentation:notes draw:style-name="dp3">
          <draw:page-thumbnail draw:style-name="gr4" draw:layer="layout" svg:width="19.798cm" svg:height="11.136cm" svg:x="0.6cm" svg:y="2.257cm" draw:page-number="3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2c__20_Content_5f_" presentation:presentation-page-layout-name="AL1T11">
        <draw:custom-shape draw:name="CustomShape 1" draw:style-name="gr6" draw:text-style-name="P6" draw:layer="layout" svg:width="25.389cm" svg:height="5.41cm" svg:x="4.233cm" svg:y="4.385cm">
          <text:p text:style-name="P1"><text:span text:style-name="T7">Dziękuję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" draw:text-style-name="P6" draw:layer="layout" svg:width="25.389cm" svg:height="4.588cm" svg:x="4cm" svg:y="10.0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6" draw:layer="layout" svg:width="11.442cm" svg:height="2.323cm" svg:x="22.173cm" svg:y="16.44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9.798cm" svg:height="11.136cm" svg:x="0.6cm" svg:y="2.257cm" draw:page-number="3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ourier New" svg:font-family="'Courier New'"/>
    <style:font-face style:name="DejaVu Sans" svg:font-family="'DejaVu Sans'"/>
    <style:font-face style:name="Ebrima" svg:font-family="Ebrima"/>
    <style:font-face style:name="Geo" svg:font-family="Geo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9C400000682EC5BC51CE9AB61FB.jpg" xlink:type="simple" xlink:show="embed" xlink:actuate="onLoad"/>
    <draw:fill-image draw:name="msFillBitmap_20_10" draw:display-name="msFillBitmap 10" xlink:href="Pictures/10000000000009C4000006828699B183B3F1E5FA.jpg" xlink:type="simple" xlink:show="embed" xlink:actuate="onLoad"/>
    <draw:fill-image draw:name="msFillBitmap_20_2" draw:display-name="msFillBitmap 2" xlink:href="Pictures/10000000000009C4000006828699B183B3F1E5FA.jpg" xlink:type="simple" xlink:show="embed" xlink:actuate="onLoad"/>
    <draw:fill-image draw:name="msFillBitmap_20_3" draw:display-name="msFillBitmap 3" xlink:href="Pictures/100000000000156000000E40534F101100BA14CB.jpg" xlink:type="simple" xlink:show="embed" xlink:actuate="onLoad"/>
    <draw:fill-image draw:name="msFillBitmap_20_4" draw:display-name="msFillBitmap 4" xlink:href="Pictures/10000000000009C400000682EC5BC51CE9AB61FB.jpg" xlink:type="simple" xlink:show="embed" xlink:actuate="onLoad"/>
    <draw:fill-image draw:name="msFillBitmap_20_5" draw:display-name="msFillBitmap 5" xlink:href="Pictures/10000000000009C4000006828699B183B3F1E5FA.jpg" xlink:type="simple" xlink:show="embed" xlink:actuate="onLoad"/>
    <draw:fill-image draw:name="msFillBitmap_20_6" draw:display-name="msFillBitmap 6" xlink:href="Pictures/10000000000009C400000682EC5BC51CE9AB61FB.jpg" xlink:type="simple" xlink:show="embed" xlink:actuate="onLoad"/>
    <draw:fill-image draw:name="msFillBitmap_20_7" draw:display-name="msFillBitmap 7" xlink:href="Pictures/10000000000009C400000682EC5BC51CE9AB61FB.jpg" xlink:type="simple" xlink:show="embed" xlink:actuate="onLoad"/>
    <draw:fill-image draw:name="msFillBitmap_20_8" draw:display-name="msFillBitmap 8" xlink:href="Pictures/10000000000009C4000006828699B183B3F1E5FA.jpg" xlink:type="simple" xlink:show="embed" xlink:actuate="onLoad"/>
    <draw:fill-image draw:name="msFillBitmap_20_9" draw:display-name="msFillBitmap 9" xlink:href="Pictures/10000000000009C400000682EC5BC51CE9AB61F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itle_2c__20_Content-background" style:display-name="Title, Conten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5f5f5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-outline3" style:family="presentation" style:parent-style-name="Domyślni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-outline4" style:family="presentation" style:parent-style-name="Domyślni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1-background" style:display-name="Domyślnie 1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Domyślnie_20_1-backgroundobjects" style:display-name="Domyślni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1-notes" style:display-name="Domyślni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1-outline1" style:display-name="Domyślnie 1-outline1" style:family="presentation">
      <style:graphic-properties draw:stroke="none" draw:fill="none" draw:auto-grow-height="false" draw:fit-to-size="shrink-to-fit" style:shrink-to-fit="true">
        <text:list-style style:name="Domyślnie_20_1-outline1" style:display-name="Domyślni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outline2" style:display-name="Domyślnie 1-outline2" style:family="presentation" style:parent-style-name="Domyślnie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1-outline3" style:display-name="Domyślnie 1-outline3" style:family="presentation" style:parent-style-name="Domyślnie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1-outline4" style:display-name="Domyślnie 1-outline4" style:family="presentation" style:parent-style-name="Domyślnie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1-outline5" style:display-name="Domyślnie 1-outline5" style:family="presentation" style:parent-style-name="Domyślnie_20_1-outline4">
      <style:paragraph-properties fo:margin-top="0.1cm" fo:margin-bottom="0cm"/>
      <style:text-properties fo:font-size="20pt" style:font-size-asian="20pt" style:font-size-complex="20pt"/>
    </style:style>
    <style:style style:name="Domyślnie_20_1-outline6" style:display-name="Domyślnie 1-outline6" style:family="presentation" style:parent-style-name="Domyślnie_20_1-outline5">
      <style:paragraph-properties fo:margin-top="0.1cm" fo:margin-bottom="0cm"/>
      <style:text-properties fo:font-size="20pt" style:font-size-asian="20pt" style:font-size-complex="20pt"/>
    </style:style>
    <style:style style:name="Domyślnie_20_1-outline7" style:display-name="Domyślnie 1-outline7" style:family="presentation" style:parent-style-name="Domyślnie_20_1-outline6">
      <style:paragraph-properties fo:margin-top="0.1cm" fo:margin-bottom="0cm"/>
      <style:text-properties fo:font-size="20pt" style:font-size-asian="20pt" style:font-size-complex="20pt"/>
    </style:style>
    <style:style style:name="Domyślnie_20_1-outline8" style:display-name="Domyślnie 1-outline8" style:family="presentation" style:parent-style-name="Domyślnie_20_1-outline7">
      <style:paragraph-properties fo:margin-top="0.1cm" fo:margin-bottom="0cm"/>
      <style:text-properties fo:font-size="20pt" style:font-size-asian="20pt" style:font-size-complex="20pt"/>
    </style:style>
    <style:style style:name="Domyślnie_20_1-outline9" style:display-name="Domyślnie 1-outline9" style:family="presentation" style:parent-style-name="Domyślnie_20_1-outline8">
      <style:paragraph-properties fo:margin-top="0.1cm" fo:margin-bottom="0cm"/>
      <style:text-properties fo:font-size="20pt" style:font-size-asian="20pt" style:font-size-complex="20pt"/>
    </style:style>
    <style:style style:name="Domyślnie_20_1-subtitle" style:display-name="Domyślnie 1-subtitle" style:family="presentation">
      <style:graphic-properties draw:stroke="none" draw:fill="none" draw:textarea-vertical-align="middle">
        <text:list-style style:name="Domyślnie_20_1-subtitle" style:display-name="Domyślni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1-title" style:display-name="Domyślnie 1-title" style:family="presentation">
      <style:graphic-properties draw:stroke="none" draw:fill="none" draw:textarea-vertical-align="middle">
        <text:list-style style:name="Domyślnie_20_1-title" style:display-name="Domyślni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2-background" style:display-name="Domyślnie 2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Domyślnie_20_2-backgroundobjects" style:display-name="Domyślni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2-notes" style:display-name="Domyślni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2-outline1" style:display-name="Domyślnie 2-outline1" style:family="presentation">
      <style:graphic-properties draw:stroke="none" draw:fill="none" draw:auto-grow-height="false" draw:fit-to-size="shrink-to-fit" style:shrink-to-fit="true">
        <text:list-style style:name="Domyślnie_20_2-outline1" style:display-name="Domyślni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2-outline2" style:display-name="Domyślnie 2-outline2" style:family="presentation" style:parent-style-name="Domyślnie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2-outline3" style:display-name="Domyślnie 2-outline3" style:family="presentation" style:parent-style-name="Domyślnie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2-outline4" style:display-name="Domyślnie 2-outline4" style:family="presentation" style:parent-style-name="Domyślnie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2-outline5" style:display-name="Domyślnie 2-outline5" style:family="presentation" style:parent-style-name="Domyślnie_20_2-outline4">
      <style:paragraph-properties fo:margin-top="0.1cm" fo:margin-bottom="0cm"/>
      <style:text-properties fo:font-size="20pt" style:font-size-asian="20pt" style:font-size-complex="20pt"/>
    </style:style>
    <style:style style:name="Domyślnie_20_2-outline6" style:display-name="Domyślnie 2-outline6" style:family="presentation" style:parent-style-name="Domyślnie_20_2-outline5">
      <style:paragraph-properties fo:margin-top="0.1cm" fo:margin-bottom="0cm"/>
      <style:text-properties fo:font-size="20pt" style:font-size-asian="20pt" style:font-size-complex="20pt"/>
    </style:style>
    <style:style style:name="Domyślnie_20_2-outline7" style:display-name="Domyślnie 2-outline7" style:family="presentation" style:parent-style-name="Domyślnie_20_2-outline6">
      <style:paragraph-properties fo:margin-top="0.1cm" fo:margin-bottom="0cm"/>
      <style:text-properties fo:font-size="20pt" style:font-size-asian="20pt" style:font-size-complex="20pt"/>
    </style:style>
    <style:style style:name="Domyślnie_20_2-outline8" style:display-name="Domyślnie 2-outline8" style:family="presentation" style:parent-style-name="Domyślnie_20_2-outline7">
      <style:paragraph-properties fo:margin-top="0.1cm" fo:margin-bottom="0cm"/>
      <style:text-properties fo:font-size="20pt" style:font-size-asian="20pt" style:font-size-complex="20pt"/>
    </style:style>
    <style:style style:name="Domyślnie_20_2-outline9" style:display-name="Domyślnie 2-outline9" style:family="presentation" style:parent-style-name="Domyślnie_20_2-outline8">
      <style:paragraph-properties fo:margin-top="0.1cm" fo:margin-bottom="0cm"/>
      <style:text-properties fo:font-size="20pt" style:font-size-asian="20pt" style:font-size-complex="20pt"/>
    </style:style>
    <style:style style:name="Domyślnie_20_2-subtitle" style:display-name="Domyślnie 2-subtitle" style:family="presentation">
      <style:graphic-properties draw:stroke="none" draw:fill="none" draw:textarea-vertical-align="middle">
        <text:list-style style:name="Domyślnie_20_2-subtitle" style:display-name="Domyślni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2-title" style:display-name="Domyślnie 2-title" style:family="presentation">
      <style:graphic-properties draw:stroke="none" draw:fill="none" draw:textarea-vertical-align="middle">
        <text:list-style style:name="Domyślnie_20_2-title" style:display-name="Domyślni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3-background" style:display-name="Domyślnie 3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Domyślnie_20_3-backgroundobjects" style:display-name="Domyślnie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3-notes" style:display-name="Domyślnie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3-outline1" style:display-name="Domyślnie 3-outline1" style:family="presentation">
      <style:graphic-properties draw:stroke="none" draw:fill="none" draw:auto-grow-height="false" draw:fit-to-size="shrink-to-fit" style:shrink-to-fit="true">
        <text:list-style style:name="Domyślnie_20_3-outline1" style:display-name="Domyślnie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3-outline2" style:display-name="Domyślnie 3-outline2" style:family="presentation" style:parent-style-name="Domyślnie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3-outline3" style:display-name="Domyślnie 3-outline3" style:family="presentation" style:parent-style-name="Domyślnie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3-outline4" style:display-name="Domyślnie 3-outline4" style:family="presentation" style:parent-style-name="Domyślnie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3-outline5" style:display-name="Domyślnie 3-outline5" style:family="presentation" style:parent-style-name="Domyślnie_20_3-outline4">
      <style:paragraph-properties fo:margin-top="0.1cm" fo:margin-bottom="0cm"/>
      <style:text-properties fo:font-size="20pt" style:font-size-asian="20pt" style:font-size-complex="20pt"/>
    </style:style>
    <style:style style:name="Domyślnie_20_3-outline6" style:display-name="Domyślnie 3-outline6" style:family="presentation" style:parent-style-name="Domyślnie_20_3-outline5">
      <style:paragraph-properties fo:margin-top="0.1cm" fo:margin-bottom="0cm"/>
      <style:text-properties fo:font-size="20pt" style:font-size-asian="20pt" style:font-size-complex="20pt"/>
    </style:style>
    <style:style style:name="Domyślnie_20_3-outline7" style:display-name="Domyślnie 3-outline7" style:family="presentation" style:parent-style-name="Domyślnie_20_3-outline6">
      <style:paragraph-properties fo:margin-top="0.1cm" fo:margin-bottom="0cm"/>
      <style:text-properties fo:font-size="20pt" style:font-size-asian="20pt" style:font-size-complex="20pt"/>
    </style:style>
    <style:style style:name="Domyślnie_20_3-outline8" style:display-name="Domyślnie 3-outline8" style:family="presentation" style:parent-style-name="Domyślnie_20_3-outline7">
      <style:paragraph-properties fo:margin-top="0.1cm" fo:margin-bottom="0cm"/>
      <style:text-properties fo:font-size="20pt" style:font-size-asian="20pt" style:font-size-complex="20pt"/>
    </style:style>
    <style:style style:name="Domyślnie_20_3-outline9" style:display-name="Domyślnie 3-outline9" style:family="presentation" style:parent-style-name="Domyślnie_20_3-outline8">
      <style:paragraph-properties fo:margin-top="0.1cm" fo:margin-bottom="0cm"/>
      <style:text-properties fo:font-size="20pt" style:font-size-asian="20pt" style:font-size-complex="20pt"/>
    </style:style>
    <style:style style:name="Domyślnie_20_3-subtitle" style:display-name="Domyślnie 3-subtitle" style:family="presentation">
      <style:graphic-properties draw:stroke="none" draw:fill="none" draw:textarea-vertical-align="middle">
        <text:list-style style:name="Domyślnie_20_3-subtitle" style:display-name="Domyślnie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3-title" style:display-name="Domyślnie 3-title" style:family="presentation">
      <style:graphic-properties draw:stroke="none" draw:fill="none" draw:textarea-vertical-align="middle">
        <text:list-style style:name="Domyślnie_20_3-title" style:display-name="Domyślnie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4-background" style:display-name="Domyślnie 4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Domyślnie_20_4-backgroundobjects" style:display-name="Domyślnie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4-notes" style:display-name="Domyślnie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4-outline1" style:display-name="Domyślnie 4-outline1" style:family="presentation">
      <style:graphic-properties draw:stroke="none" draw:fill="none" draw:auto-grow-height="false" draw:fit-to-size="shrink-to-fit" style:shrink-to-fit="true">
        <text:list-style style:name="Domyślnie_20_4-outline1" style:display-name="Domyślnie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4-outline2" style:display-name="Domyślnie 4-outline2" style:family="presentation" style:parent-style-name="Domyślnie_20_4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4-outline3" style:display-name="Domyślnie 4-outline3" style:family="presentation" style:parent-style-name="Domyślnie_20_4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4-outline4" style:display-name="Domyślnie 4-outline4" style:family="presentation" style:parent-style-name="Domyślnie_20_4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4-outline5" style:display-name="Domyślnie 4-outline5" style:family="presentation" style:parent-style-name="Domyślnie_20_4-outline4">
      <style:paragraph-properties fo:margin-top="0.1cm" fo:margin-bottom="0cm"/>
      <style:text-properties fo:font-size="20pt" style:font-size-asian="20pt" style:font-size-complex="20pt"/>
    </style:style>
    <style:style style:name="Domyślnie_20_4-outline6" style:display-name="Domyślnie 4-outline6" style:family="presentation" style:parent-style-name="Domyślnie_20_4-outline5">
      <style:paragraph-properties fo:margin-top="0.1cm" fo:margin-bottom="0cm"/>
      <style:text-properties fo:font-size="20pt" style:font-size-asian="20pt" style:font-size-complex="20pt"/>
    </style:style>
    <style:style style:name="Domyślnie_20_4-outline7" style:display-name="Domyślnie 4-outline7" style:family="presentation" style:parent-style-name="Domyślnie_20_4-outline6">
      <style:paragraph-properties fo:margin-top="0.1cm" fo:margin-bottom="0cm"/>
      <style:text-properties fo:font-size="20pt" style:font-size-asian="20pt" style:font-size-complex="20pt"/>
    </style:style>
    <style:style style:name="Domyślnie_20_4-outline8" style:display-name="Domyślnie 4-outline8" style:family="presentation" style:parent-style-name="Domyślnie_20_4-outline7">
      <style:paragraph-properties fo:margin-top="0.1cm" fo:margin-bottom="0cm"/>
      <style:text-properties fo:font-size="20pt" style:font-size-asian="20pt" style:font-size-complex="20pt"/>
    </style:style>
    <style:style style:name="Domyślnie_20_4-outline9" style:display-name="Domyślnie 4-outline9" style:family="presentation" style:parent-style-name="Domyślnie_20_4-outline8">
      <style:paragraph-properties fo:margin-top="0.1cm" fo:margin-bottom="0cm"/>
      <style:text-properties fo:font-size="20pt" style:font-size-asian="20pt" style:font-size-complex="20pt"/>
    </style:style>
    <style:style style:name="Domyślnie_20_4-subtitle" style:display-name="Domyślnie 4-subtitle" style:family="presentation">
      <style:graphic-properties draw:stroke="none" draw:fill="none" draw:textarea-vertical-align="middle">
        <text:list-style style:name="Domyślnie_20_4-subtitle" style:display-name="Domyślnie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4-title" style:display-name="Domyślnie 4-title" style:family="presentation">
      <style:graphic-properties draw:stroke="none" draw:fill="none" draw:textarea-vertical-align="middle">
        <text:list-style style:name="Domyślnie_20_4-title" style:display-name="Domyślnie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5-background" style:display-name="Domyślnie 5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Domyślnie_20_5-backgroundobjects" style:display-name="Domyślnie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5-notes" style:display-name="Domyślnie 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5-outline1" style:display-name="Domyślnie 5-outline1" style:family="presentation">
      <style:graphic-properties draw:stroke="none" draw:fill="none" draw:auto-grow-height="false" draw:fit-to-size="shrink-to-fit" style:shrink-to-fit="true">
        <text:list-style style:name="Domyślnie_20_5-outline1" style:display-name="Domyślnie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5-outline2" style:display-name="Domyślnie 5-outline2" style:family="presentation" style:parent-style-name="Domyślnie_20_5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5-outline3" style:display-name="Domyślnie 5-outline3" style:family="presentation" style:parent-style-name="Domyślnie_20_5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5-outline4" style:display-name="Domyślnie 5-outline4" style:family="presentation" style:parent-style-name="Domyślnie_20_5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5-outline5" style:display-name="Domyślnie 5-outline5" style:family="presentation" style:parent-style-name="Domyślnie_20_5-outline4">
      <style:paragraph-properties fo:margin-top="0.1cm" fo:margin-bottom="0cm"/>
      <style:text-properties fo:font-size="20pt" style:font-size-asian="20pt" style:font-size-complex="20pt"/>
    </style:style>
    <style:style style:name="Domyślnie_20_5-outline6" style:display-name="Domyślnie 5-outline6" style:family="presentation" style:parent-style-name="Domyślnie_20_5-outline5">
      <style:paragraph-properties fo:margin-top="0.1cm" fo:margin-bottom="0cm"/>
      <style:text-properties fo:font-size="20pt" style:font-size-asian="20pt" style:font-size-complex="20pt"/>
    </style:style>
    <style:style style:name="Domyślnie_20_5-outline7" style:display-name="Domyślnie 5-outline7" style:family="presentation" style:parent-style-name="Domyślnie_20_5-outline6">
      <style:paragraph-properties fo:margin-top="0.1cm" fo:margin-bottom="0cm"/>
      <style:text-properties fo:font-size="20pt" style:font-size-asian="20pt" style:font-size-complex="20pt"/>
    </style:style>
    <style:style style:name="Domyślnie_20_5-outline8" style:display-name="Domyślnie 5-outline8" style:family="presentation" style:parent-style-name="Domyślnie_20_5-outline7">
      <style:paragraph-properties fo:margin-top="0.1cm" fo:margin-bottom="0cm"/>
      <style:text-properties fo:font-size="20pt" style:font-size-asian="20pt" style:font-size-complex="20pt"/>
    </style:style>
    <style:style style:name="Domyślnie_20_5-outline9" style:display-name="Domyślnie 5-outline9" style:family="presentation" style:parent-style-name="Domyślnie_20_5-outline8">
      <style:paragraph-properties fo:margin-top="0.1cm" fo:margin-bottom="0cm"/>
      <style:text-properties fo:font-size="20pt" style:font-size-asian="20pt" style:font-size-complex="20pt"/>
    </style:style>
    <style:style style:name="Domyślnie_20_5-subtitle" style:display-name="Domyślnie 5-subtitle" style:family="presentation">
      <style:graphic-properties draw:stroke="none" draw:fill="none" draw:textarea-vertical-align="middle">
        <text:list-style style:name="Domyślnie_20_5-subtitle" style:display-name="Domyślnie 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5-title" style:display-name="Domyślnie 5-title" style:family="presentation">
      <style:graphic-properties draw:stroke="none" draw:fill="none" draw:textarea-vertical-align="middle">
        <text:list-style style:name="Domyślnie_20_5-title" style:display-name="Domyślnie 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6-background" style:display-name="Domyślnie 6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Domyślnie_20_6-backgroundobjects" style:display-name="Domyślnie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6-notes" style:display-name="Domyślnie 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6-outline1" style:display-name="Domyślnie 6-outline1" style:family="presentation">
      <style:graphic-properties draw:stroke="none" draw:fill="none" draw:auto-grow-height="false" draw:fit-to-size="shrink-to-fit" style:shrink-to-fit="true">
        <text:list-style style:name="Domyślnie_20_6-outline1" style:display-name="Domyślnie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6-outline2" style:display-name="Domyślnie 6-outline2" style:family="presentation" style:parent-style-name="Domyślnie_20_6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6-outline3" style:display-name="Domyślnie 6-outline3" style:family="presentation" style:parent-style-name="Domyślnie_20_6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6-outline4" style:display-name="Domyślnie 6-outline4" style:family="presentation" style:parent-style-name="Domyślnie_20_6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6-outline5" style:display-name="Domyślnie 6-outline5" style:family="presentation" style:parent-style-name="Domyślnie_20_6-outline4">
      <style:paragraph-properties fo:margin-top="0.1cm" fo:margin-bottom="0cm"/>
      <style:text-properties fo:font-size="20pt" style:font-size-asian="20pt" style:font-size-complex="20pt"/>
    </style:style>
    <style:style style:name="Domyślnie_20_6-outline6" style:display-name="Domyślnie 6-outline6" style:family="presentation" style:parent-style-name="Domyślnie_20_6-outline5">
      <style:paragraph-properties fo:margin-top="0.1cm" fo:margin-bottom="0cm"/>
      <style:text-properties fo:font-size="20pt" style:font-size-asian="20pt" style:font-size-complex="20pt"/>
    </style:style>
    <style:style style:name="Domyślnie_20_6-outline7" style:display-name="Domyślnie 6-outline7" style:family="presentation" style:parent-style-name="Domyślnie_20_6-outline6">
      <style:paragraph-properties fo:margin-top="0.1cm" fo:margin-bottom="0cm"/>
      <style:text-properties fo:font-size="20pt" style:font-size-asian="20pt" style:font-size-complex="20pt"/>
    </style:style>
    <style:style style:name="Domyślnie_20_6-outline8" style:display-name="Domyślnie 6-outline8" style:family="presentation" style:parent-style-name="Domyślnie_20_6-outline7">
      <style:paragraph-properties fo:margin-top="0.1cm" fo:margin-bottom="0cm"/>
      <style:text-properties fo:font-size="20pt" style:font-size-asian="20pt" style:font-size-complex="20pt"/>
    </style:style>
    <style:style style:name="Domyślnie_20_6-outline9" style:display-name="Domyślnie 6-outline9" style:family="presentation" style:parent-style-name="Domyślnie_20_6-outline8">
      <style:paragraph-properties fo:margin-top="0.1cm" fo:margin-bottom="0cm"/>
      <style:text-properties fo:font-size="20pt" style:font-size-asian="20pt" style:font-size-complex="20pt"/>
    </style:style>
    <style:style style:name="Domyślnie_20_6-subtitle" style:display-name="Domyślnie 6-subtitle" style:family="presentation">
      <style:graphic-properties draw:stroke="none" draw:fill="none" draw:textarea-vertical-align="middle">
        <text:list-style style:name="Domyślnie_20_6-subtitle" style:display-name="Domyślnie 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6-title" style:display-name="Domyślnie 6-title" style:family="presentation">
      <style:graphic-properties draw:stroke="none" draw:fill="none" draw:textarea-vertical-align="middle">
        <text:list-style style:name="Domyślnie_20_6-title" style:display-name="Domyślnie 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7-background" style:display-name="Domyślnie 7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Domyślnie_20_7-backgroundobjects" style:display-name="Domyślnie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7-notes" style:display-name="Domyślnie 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7-outline1" style:display-name="Domyślnie 7-outline1" style:family="presentation">
      <style:graphic-properties draw:stroke="none" draw:fill="none" draw:auto-grow-height="false" draw:fit-to-size="shrink-to-fit" style:shrink-to-fit="true">
        <text:list-style style:name="Domyślnie_20_7-outline1" style:display-name="Domyślnie 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7-outline2" style:display-name="Domyślnie 7-outline2" style:family="presentation" style:parent-style-name="Domyślnie_20_7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7-outline3" style:display-name="Domyślnie 7-outline3" style:family="presentation" style:parent-style-name="Domyślnie_20_7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7-outline4" style:display-name="Domyślnie 7-outline4" style:family="presentation" style:parent-style-name="Domyślnie_20_7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7-outline5" style:display-name="Domyślnie 7-outline5" style:family="presentation" style:parent-style-name="Domyślnie_20_7-outline4">
      <style:paragraph-properties fo:margin-top="0.1cm" fo:margin-bottom="0cm"/>
      <style:text-properties fo:font-size="20pt" style:font-size-asian="20pt" style:font-size-complex="20pt"/>
    </style:style>
    <style:style style:name="Domyślnie_20_7-outline6" style:display-name="Domyślnie 7-outline6" style:family="presentation" style:parent-style-name="Domyślnie_20_7-outline5">
      <style:paragraph-properties fo:margin-top="0.1cm" fo:margin-bottom="0cm"/>
      <style:text-properties fo:font-size="20pt" style:font-size-asian="20pt" style:font-size-complex="20pt"/>
    </style:style>
    <style:style style:name="Domyślnie_20_7-outline7" style:display-name="Domyślnie 7-outline7" style:family="presentation" style:parent-style-name="Domyślnie_20_7-outline6">
      <style:paragraph-properties fo:margin-top="0.1cm" fo:margin-bottom="0cm"/>
      <style:text-properties fo:font-size="20pt" style:font-size-asian="20pt" style:font-size-complex="20pt"/>
    </style:style>
    <style:style style:name="Domyślnie_20_7-outline8" style:display-name="Domyślnie 7-outline8" style:family="presentation" style:parent-style-name="Domyślnie_20_7-outline7">
      <style:paragraph-properties fo:margin-top="0.1cm" fo:margin-bottom="0cm"/>
      <style:text-properties fo:font-size="20pt" style:font-size-asian="20pt" style:font-size-complex="20pt"/>
    </style:style>
    <style:style style:name="Domyślnie_20_7-outline9" style:display-name="Domyślnie 7-outline9" style:family="presentation" style:parent-style-name="Domyślnie_20_7-outline8">
      <style:paragraph-properties fo:margin-top="0.1cm" fo:margin-bottom="0cm"/>
      <style:text-properties fo:font-size="20pt" style:font-size-asian="20pt" style:font-size-complex="20pt"/>
    </style:style>
    <style:style style:name="Domyślnie_20_7-subtitle" style:display-name="Domyślnie 7-subtitle" style:family="presentation">
      <style:graphic-properties draw:stroke="none" draw:fill="none" draw:textarea-vertical-align="middle">
        <text:list-style style:name="Domyślnie_20_7-subtitle" style:display-name="Domyślnie 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7-title" style:display-name="Domyślnie 7-title" style:family="presentation">
      <style:graphic-properties draw:stroke="none" draw:fill="none" draw:textarea-vertical-align="middle">
        <text:list-style style:name="Domyślnie_20_7-title" style:display-name="Domyślnie 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_20_8-background" style:display-name="Domyślnie 8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Domyślnie_20_8-backgroundobjects" style:display-name="Domyślnie 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_20_8-notes" style:display-name="Domyślnie 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_20_8-outline1" style:display-name="Domyślnie 8-outline1" style:family="presentation">
      <style:graphic-properties draw:stroke="none" draw:fill="none" draw:auto-grow-height="false" draw:fit-to-size="shrink-to-fit" style:shrink-to-fit="true">
        <text:list-style style:name="Domyślnie_20_8-outline1" style:display-name="Domyślnie 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8-outline2" style:display-name="Domyślnie 8-outline2" style:family="presentation" style:parent-style-name="Domyślnie_20_8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_20_8-outline3" style:display-name="Domyślnie 8-outline3" style:family="presentation" style:parent-style-name="Domyślnie_20_8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_20_8-outline4" style:display-name="Domyślnie 8-outline4" style:family="presentation" style:parent-style-name="Domyślnie_20_8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_20_8-outline5" style:display-name="Domyślnie 8-outline5" style:family="presentation" style:parent-style-name="Domyślnie_20_8-outline4">
      <style:paragraph-properties fo:margin-top="0.1cm" fo:margin-bottom="0cm"/>
      <style:text-properties fo:font-size="20pt" style:font-size-asian="20pt" style:font-size-complex="20pt"/>
    </style:style>
    <style:style style:name="Domyślnie_20_8-outline6" style:display-name="Domyślnie 8-outline6" style:family="presentation" style:parent-style-name="Domyślnie_20_8-outline5">
      <style:paragraph-properties fo:margin-top="0.1cm" fo:margin-bottom="0cm"/>
      <style:text-properties fo:font-size="20pt" style:font-size-asian="20pt" style:font-size-complex="20pt"/>
    </style:style>
    <style:style style:name="Domyślnie_20_8-outline7" style:display-name="Domyślnie 8-outline7" style:family="presentation" style:parent-style-name="Domyślnie_20_8-outline6">
      <style:paragraph-properties fo:margin-top="0.1cm" fo:margin-bottom="0cm"/>
      <style:text-properties fo:font-size="20pt" style:font-size-asian="20pt" style:font-size-complex="20pt"/>
    </style:style>
    <style:style style:name="Domyślnie_20_8-outline8" style:display-name="Domyślnie 8-outline8" style:family="presentation" style:parent-style-name="Domyślnie_20_8-outline7">
      <style:paragraph-properties fo:margin-top="0.1cm" fo:margin-bottom="0cm"/>
      <style:text-properties fo:font-size="20pt" style:font-size-asian="20pt" style:font-size-complex="20pt"/>
    </style:style>
    <style:style style:name="Domyślnie_20_8-outline9" style:display-name="Domyślnie 8-outline9" style:family="presentation" style:parent-style-name="Domyślnie_20_8-outline8">
      <style:paragraph-properties fo:margin-top="0.1cm" fo:margin-bottom="0cm"/>
      <style:text-properties fo:font-size="20pt" style:font-size-asian="20pt" style:font-size-complex="20pt"/>
    </style:style>
    <style:style style:name="Domyślnie_20_8-subtitle" style:display-name="Domyślnie 8-subtitle" style:family="presentation">
      <style:graphic-properties draw:stroke="none" draw:fill="none" draw:textarea-vertical-align="middle">
        <text:list-style style:name="Domyślnie_20_8-subtitle" style:display-name="Domyślnie 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_20_8-title" style:display-name="Domyślnie 8-title" style:family="presentation">
      <style:graphic-properties draw:stroke="none" draw:fill="none" draw:textarea-vertical-align="middle">
        <text:list-style style:name="Domyślnie_20_8-title" style:display-name="Domyślnie 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top="0.1cm" fo:margin-bottom="0cm"/>
      <style:text-properties fo:font-size="20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top="0.1cm" fo:margin-bottom="0cm"/>
      <style:text-properties fo:font-size="20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top="0.1cm" fo:margin-bottom="0cm"/>
      <style:text-properties fo:font-size="20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top="0.1cm" fo:margin-bottom="0cm"/>
      <style:text-properties fo:font-size="20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top="0.1cm" fo:margin-bottom="0cm"/>
      <style:text-properties fo:font-size="20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5f5f5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solid" draw:fill-color="#f5f5f5"/>
    </style:style>
    <style:style style:name="Mdp3" style:family="drawing-page">
      <style:drawing-page-properties draw:background-size="border" draw:fill="bitmap" draw:fill-image-name="msFillBitmap_20_2" style:repeat="stretch"/>
    </style:style>
    <style:style style:name="Mdp4" style:family="drawing-page">
      <style:drawing-page-properties draw:background-size="border" draw:fill="bitmap" draw:fill-image-name="msFillBitmap_20_3" style:repeat="stretch"/>
    </style:style>
    <style:style style:name="Mdp5" style:family="drawing-page">
      <style:drawing-page-properties draw:background-size="border" draw:fill="bitmap" draw:fill-image-name="msFillBitmap_20_4" style:repeat="stretch"/>
    </style:style>
    <style:style style:name="Mdp6" style:family="drawing-page">
      <style:drawing-page-properties draw:background-size="border" draw:fill="bitmap" draw:fill-image-name="msFillBitmap_20_5" style:repeat="stretch"/>
    </style:style>
    <style:style style:name="Mdp7" style:family="drawing-page">
      <style:drawing-page-properties draw:background-size="border" draw:fill="bitmap" draw:fill-image-name="msFillBitmap_20_6" style:repeat="stretch"/>
    </style:style>
    <style:style style:name="Mdp8" style:family="drawing-page">
      <style:drawing-page-properties draw:background-size="border" draw:fill="bitmap" draw:fill-image-name="msFillBitmap_20_7" style:repeat="stretch"/>
    </style:style>
    <style:style style:name="Mdp9" style:family="drawing-page">
      <style:drawing-page-properties draw:background-size="border" draw:fill="bitmap" draw:fill-image-name="msFillBitmap_20_8" style:repeat="stretch"/>
    </style:style>
    <style:style style:name="Mdp10" style:family="drawing-page">
      <style:drawing-page-properties draw:background-size="border" draw:fill="bitmap" draw:fill-image-name="msFillBitmap_20_9" style:repeat="stretch"/>
    </style:style>
    <style:style style:name="Mdp11" style:family="drawing-page">
      <style:drawing-page-properties draw:background-size="border" draw:fill="bitmap" draw:fill-image-name="msFillBitmap_20_10" style:repeat="stretch"/>
    </style:style>
    <style:style style:name="Mdp1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iekt_20_bez_20_wypełnienia_20_i_20_bez_20_linii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eeeee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solid" draw:fill-color="#515151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eeeee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71cm" draw:fill="solid" draw:fill-color="#515151" draw:opacity="50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.071cm" draw:fill="solid" draw:fill-color="#f5f5f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f5f5f5" draw:textarea-vertical-align="top" draw:auto-grow-height="false" fo:min-height="2.062cm" fo:min-width="2.967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solid" draw:fill-color="#eeeeee" draw:textarea-vertical-align="top" draw:auto-grow-height="false" fo:min-height="2.415cm" fo:min-width="33.357cm" fo:padding-top="0.125cm" fo:padding-bottom="0.125cm" fo:padding-left="0.25cm" fo:padding-right="0.25cm" fo:wrap-option="wrap"/>
    </style:style>
    <style:style style:name="Mpr1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omyślnie_20_1-backgroundobjects">
      <style:graphic-properties draw:stroke="none" draw:fill="none" draw:fill-color="#ffffff" draw:auto-grow-height="false" fo:min-height="1.485cm"/>
    </style:style>
    <style:style style:name="Mpr8" style:family="presentation" style:parent-style-name="Domyślnie_20_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omyślnie_20_2-backgroundobjects">
      <style:graphic-properties draw:stroke="none" draw:fill="none" draw:fill-color="#ffffff" draw:auto-grow-height="false" fo:min-height="1.27cm"/>
    </style:style>
    <style:style style:name="Mpr10" style:family="presentation" style:parent-style-name="Domyślnie_20_2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Domyślnie_20_3-backgroundobjects">
      <style:graphic-properties draw:stroke="none" draw:fill="none" draw:fill-color="#ffffff" draw:auto-grow-height="false" fo:min-height="1.27cm"/>
    </style:style>
    <style:style style:name="Mpr12" style:family="presentation" style:parent-style-name="Domyślnie_20_3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omyślnie_20_4-backgroundobjects">
      <style:graphic-properties draw:stroke="none" draw:fill="none" draw:fill-color="#ffffff" draw:auto-grow-height="false" fo:min-height="1.27cm"/>
    </style:style>
    <style:style style:name="Mpr14" style:family="presentation" style:parent-style-name="Domyślnie_20_4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Domyślnie_20_5-backgroundobjects">
      <style:graphic-properties draw:stroke="none" draw:fill="none" draw:fill-color="#ffffff" draw:auto-grow-height="false" fo:min-height="1.27cm"/>
    </style:style>
    <style:style style:name="Mpr16" style:family="presentation" style:parent-style-name="Domyślnie_20_5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omyślnie_20_6-backgroundobjects">
      <style:graphic-properties draw:stroke="none" draw:fill="none" draw:fill-color="#ffffff" draw:auto-grow-height="false" fo:min-height="1.27cm"/>
    </style:style>
    <style:style style:name="Mpr18" style:family="presentation" style:parent-style-name="Domyślnie_20_6-backgroundobjects">
      <style:graphic-properties draw:stroke="none" draw:fill="none" draw:fill-color="#ffffff" draw:textarea-vertical-align="bottom" draw:auto-grow-height="false" fo:min-height="1.27cm"/>
    </style:style>
    <style:style style:name="Mpr19" style:family="presentation" style:parent-style-name="Domyślnie_20_7-backgroundobjects">
      <style:graphic-properties draw:stroke="none" draw:fill="none" draw:fill-color="#ffffff" draw:auto-grow-height="false" fo:min-height="1.27cm"/>
    </style:style>
    <style:style style:name="Mpr20" style:family="presentation" style:parent-style-name="Domyślnie_20_7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Domyślnie_20_8-backgroundobjects">
      <style:graphic-properties draw:stroke="none" draw:fill="none" draw:fill-color="#ffffff" draw:auto-grow-height="false" fo:min-height="1.27cm"/>
    </style:style>
    <style:style style:name="Mpr22" style:family="presentation" style:parent-style-name="Domyślnie_20_8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c__20_Content_5f_-backgroundobjects">
      <style:graphic-properties draw:stroke="none" draw:fill="none" draw:fill-color="#ffffff" draw:auto-grow-height="false" fo:min-height="1.485cm"/>
    </style:style>
    <style:style style:name="Mpr24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5f5f5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eeeeee"/>
      <style:paragraph-properties fo:text-align="start"/>
      <style:text-properties fo:font-size="18pt"/>
    </style:style>
    <style:style style:name="MP8" style:family="paragraph">
      <loext:graphic-properties draw:fill="solid" draw:fill-color="#515151" draw:opacity="50%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9.798cm" svg:height="11.136cm" svg:x="0.6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2">
      <draw:custom-shape draw:name="CustomShape 1" draw:style-name="Mgr5" draw:text-style-name="MP7" draw:layer="backgroundobjects" svg:width="33.856cm" svg:height="2.66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6" draw:style-name="Mgr4" draw:text-style-name="MP6" draw:layer="backgroundobjects" svg:width="6.087cm" svg:height="2.862cm" svg:x="30.264cm" svg:y="-0.065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3">
      <draw:custom-shape draw:name="CustomShape 1" draw:style-name="Mgr5" draw:text-style-name="MP7" draw:layer="backgroundobjects" svg:width="33.856cm" svg:height="7.257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8" draw:layer="backgroundobjects" svg:width="27.641cm" svg:height="11.176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7.929cm" svg:height="11.176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17.985cm" svg:height="0.827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6.087cm" svg:height="2.862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Domyślnie-title" draw:layer="backgroundobjects" svg:width="30.479cm" svg:height="3.18cm" svg:x="1.693cm" svg:y="0.76cm" presentation:class="title" presentation:placeholder="true">
        <draw:text-box/>
      </draw:frame>
      <draw:frame presentation:style-name="Domyśln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1" style:display-name="Domyślnie 1" style:page-layout-name="PM1" draw:style-name="Mdp4">
      <draw:custom-shape draw:name="CustomShape 1" draw:style-name="Mgr5" draw:text-style-name="MP7" draw:layer="backgroundobjects" svg:width="33.856cm" svg:height="7.257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8" draw:layer="backgroundobjects" svg:width="27.641cm" svg:height="11.176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7.929cm" svg:height="11.176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17.985cm" svg:height="0.827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6.087cm" svg:height="2.862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custom-shape draw:name="CustomShape 5" draw:style-name="Mgr7" draw:text-style-name="MP7" draw:layer="backgroundobjects" svg:width="33.858cm" svg:height="7.26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6" draw:style-name="Mgr8" draw:text-style-name="MP8" draw:layer="backgroundobjects" svg:width="27.643cm" svg:height="11.178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9" draw:text-style-name="MP5" draw:layer="backgroundobjects" svg:width="27.931cm" svg:height="11.178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8" draw:text-style-name="MP8" draw:layer="backgroundobjects" svg:width="17.987cm" svg:height="0.829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Obraz 16" draw:style-name="Mgr4" draw:text-style-name="MP6" draw:layer="backgroundobjects" svg:width="6.089cm" svg:height="2.863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Domyślnie_20_1-title" draw:layer="backgroundobjects" svg:width="30.479cm" svg:height="3.18cm" svg:x="1.693cm" svg:y="0.76cm" presentation:class="title" presentation:placeholder="true">
        <draw:text-box/>
      </draw:frame>
      <draw:frame presentation:style-name="Domyślnie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1-title" draw:layer="backgroundobjects" svg:width="19.798cm" svg:height="11.136cm" svg:x="0.6cm" svg:y="2.257cm" presentation:class="page"/>
        <draw:frame presentation:style-name="Domyślnie_20_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2" style:display-name="Domyślnie 2" style:page-layout-name="PM1" draw:style-name="Mdp5">
      <draw:custom-shape draw:name="CustomShape 1" draw:style-name="Mgr3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presentation:style-name="Domyślnie_20_2-title" draw:layer="backgroundobjects" svg:width="30.479cm" svg:height="3.18cm" svg:x="1.693cm" svg:y="0.76cm" presentation:class="title" presentation:placeholder="true">
        <draw:text-box/>
      </draw:frame>
      <draw:frame presentation:style-name="Domyślnie_20_2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2-title" draw:layer="backgroundobjects" svg:width="16.932cm" svg:height="9.524cm" svg:x="1.058cm" svg:y="1.93cm" presentation:class="page"/>
        <draw:frame presentation:style-name="Domyślnie_20_2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3" style:display-name="Domyślnie 3" style:page-layout-name="PM1" draw:style-name="Mdp6">
      <draw:custom-shape draw:name="CustomShape 1" draw:style-name="Mgr5" draw:text-style-name="MP7" draw:layer="backgroundobjects" svg:width="33.856cm" svg:height="7.257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8" draw:layer="backgroundobjects" svg:width="27.641cm" svg:height="11.176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7.929cm" svg:height="11.176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17.985cm" svg:height="0.827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6.087cm" svg:height="2.862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Domyślnie_20_3-title" draw:layer="backgroundobjects" svg:width="30.479cm" svg:height="3.18cm" svg:x="1.693cm" svg:y="0.76cm" presentation:class="title" presentation:placeholder="true">
        <draw:text-box/>
      </draw:frame>
      <draw:frame presentation:style-name="Domyślnie_20_3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3-title" draw:layer="backgroundobjects" svg:width="16.932cm" svg:height="9.524cm" svg:x="1.058cm" svg:y="1.93cm" presentation:class="page"/>
        <draw:frame presentation:style-name="Domyślnie_20_3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4" style:display-name="Domyślnie 4" style:page-layout-name="PM1" draw:style-name="Mdp7">
      <draw:custom-shape draw:name="CustomShape 1" draw:style-name="Mgr3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presentation:style-name="Domyślnie_20_4-title" draw:layer="backgroundobjects" svg:width="30.479cm" svg:height="3.18cm" svg:x="1.693cm" svg:y="0.76cm" presentation:class="title" presentation:placeholder="true">
        <draw:text-box/>
      </draw:frame>
      <draw:frame presentation:style-name="Domyślnie_20_4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4-title" draw:layer="backgroundobjects" svg:width="16.932cm" svg:height="9.524cm" svg:x="1.058cm" svg:y="1.93cm" presentation:class="page"/>
        <draw:frame presentation:style-name="Domyślnie_20_4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5" style:display-name="Domyślnie 5" style:page-layout-name="PM1" draw:style-name="Mdp8">
      <draw:custom-shape draw:name="CustomShape 1" draw:style-name="Mgr3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presentation:style-name="Domyślnie_20_5-title" draw:layer="backgroundobjects" svg:width="30.479cm" svg:height="3.18cm" svg:x="1.693cm" svg:y="0.76cm" presentation:class="title" presentation:placeholder="true">
        <draw:text-box/>
      </draw:frame>
      <draw:frame presentation:style-name="Domyślnie_20_5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5-title" draw:layer="backgroundobjects" svg:width="16.932cm" svg:height="9.524cm" svg:x="1.058cm" svg:y="1.93cm" presentation:class="page"/>
        <draw:frame presentation:style-name="Domyślnie_20_5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6" style:display-name="Domyślnie 6" style:page-layout-name="PM1" draw:style-name="Mdp9">
      <draw:custom-shape draw:name="CustomShape 1" draw:style-name="Mgr5" draw:text-style-name="MP7" draw:layer="backgroundobjects" svg:width="33.856cm" svg:height="7.257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8" draw:layer="backgroundobjects" svg:width="27.641cm" svg:height="11.176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7.929cm" svg:height="11.176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17.985cm" svg:height="0.827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6.087cm" svg:height="2.862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Domyślnie_20_6-title" draw:layer="backgroundobjects" svg:width="30.479cm" svg:height="3.18cm" svg:x="1.693cm" svg:y="0.76cm" presentation:class="title" presentation:placeholder="true">
        <draw:text-box/>
      </draw:frame>
      <draw:frame presentation:style-name="Domyślnie_20_6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6-title" draw:layer="backgroundobjects" svg:width="16.932cm" svg:height="9.524cm" svg:x="1.058cm" svg:y="1.93cm" presentation:class="page"/>
        <draw:frame presentation:style-name="Domyślnie_20_6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7" style:display-name="Domyślnie 7" style:page-layout-name="PM1" draw:style-name="Mdp10">
      <draw:custom-shape draw:name="CustomShape 1" draw:style-name="Mgr3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presentation:style-name="Domyślnie_20_7-title" draw:layer="backgroundobjects" svg:width="30.479cm" svg:height="3.18cm" svg:x="1.693cm" svg:y="0.76cm" presentation:class="title" presentation:placeholder="true">
        <draw:text-box/>
      </draw:frame>
      <draw:frame presentation:style-name="Domyślnie_20_7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7-title" draw:layer="backgroundobjects" svg:width="16.932cm" svg:height="9.524cm" svg:x="1.058cm" svg:y="1.93cm" presentation:class="page"/>
        <draw:frame presentation:style-name="Domyślnie_20_7-notes" draw:layer="backgroundobjects" svg:width="15.239cm" svg:height="11.429cm" svg:x="1.905cm" svg:y="12.065cm" presentation:class="notes" presentation:placeholder="true">
          <draw:text-box/>
        </draw:frame>
        <draw:frame presentation:style-name="Mpr1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_20_8" style:display-name="Domyślnie 8" style:page-layout-name="PM1" draw:style-name="Mdp11">
      <draw:custom-shape draw:name="CustomShape 1" draw:style-name="Mgr5" draw:text-style-name="MP7" draw:layer="backgroundobjects" svg:width="33.856cm" svg:height="7.257cm" svg:x="0cm" svg:y="11.7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6" draw:text-style-name="MP8" draw:layer="backgroundobjects" svg:width="27.641cm" svg:height="11.176cm" svg:x="3.107cm" svg:y="4.6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3" draw:text-style-name="MP5" draw:layer="backgroundobjects" svg:width="27.929cm" svg:height="11.176cm" svg:x="2.963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6" draw:text-style-name="MP8" draw:layer="backgroundobjects" svg:width="17.985cm" svg:height="0.827cm" svg:x="7.894cm" svg:y="4.4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3" draw:style-name="Mgr4" draw:text-style-name="MP6" draw:layer="backgroundobjects" svg:width="6.087cm" svg:height="2.862cm" svg:x="15.24cm" svg:y="12.652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Domyślnie_20_8-title" draw:layer="backgroundobjects" svg:width="30.479cm" svg:height="3.18cm" svg:x="1.693cm" svg:y="0.76cm" presentation:class="title" presentation:placeholder="true">
        <draw:text-box/>
      </draw:frame>
      <draw:frame presentation:style-name="Domyślnie_20_8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Domyślnie_20_8-title" draw:layer="backgroundobjects" svg:width="16.932cm" svg:height="9.524cm" svg:x="1.058cm" svg:y="1.93cm" presentation:class="page"/>
        <draw:frame presentation:style-name="Domyślnie_20_8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10" draw:text-style-name="MP5" draw:layer="backgroundobjects" svg:width="6.933cm" svg:height="6.933cm" draw:transform="rotate (-1.5707963267949) translate (6.934cm 0cm)">
        <text:p/>
        <draw:enhanced-geometry draw:mirror-horizontal="fals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Shape 7" draw:style-name="Mgr4" draw:text-style-name="MP6" draw:layer="backgroundobjects" svg:width="7.636cm" svg:height="3.591cm" svg:x="0cm" svg:y="0cm">
        <draw:image xlink:href="Pictures/1000020100000296000001381C9384B1983E66DE.png" xlink:type="simple" xlink:show="embed" xlink:actuate="onLoad" loext:mime-type="image/png">
          <text:p/>
        </draw:image>
      </draw:frame>
      <draw:frame draw:name="PlaceHolder 1" presentation:style-name="Title_2c__20_Content_5f_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_5f_-outline1" draw:layer="backgroundobjects" svg:width="30.478cm" svg:height="11.047cm" svg:x="1.693cm" svg:y="4.4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_5f_-title" draw:layer="backgroundobjects" svg:width="19.798cm" svg:height="11.136cm" svg:x="0.6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2">
      <draw:custom-shape draw:name="CustomShape 1" draw:style-name="Mgr11" draw:text-style-name="MP7" draw:layer="backgroundobjects" svg:width="33.856cm" svg:height="2.66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116" draw:style-name="Mgr4" draw:text-style-name="MP6" draw:layer="backgroundobjects" svg:width="6.087cm" svg:height="2.862cm" svg:x="30.264cm" svg:y="-0.065cm">
        <draw:image xlink:href="Pictures/1000020100000210000000F9C28CEE6150DBAB21.png" xlink:type="simple" xlink:show="embed" xlink:actuate="onLoad" loext:mime-type="image/png">
          <text:p/>
        </draw:image>
      </draw:frame>
      <draw:frame presentation:style-name="Blank_20_Slide_5f_-title" draw:layer="backgroundobjects" svg:width="30.479cm" svg:height="3.18cm" svg:x="1.693cm" svg:y="0.76cm" presentation:class="title" presentation:placeholder="true">
        <draw:text-box/>
      </draw:frame>
      <draw:frame presentation:style-name="Blank_20_Slide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pl-PL</dc:language>
    <meta:editing-cycles>3</meta:editing-cycles>
    <dc:title>SDA</dc:title>
    <meta:editing-duration>PT19M48S</meta:editing-duration>
    <meta:generator>LibreOffice/6.1.3.2$Windows_x86 LibreOffice_project/86daf60bf00efa86ad547e59e09d6bb77c699acb</meta:generator>
    <meta:creation-date>2020-07-15T19:47:19.697000000</meta:creation-date>
    <dc:date>2020-07-16T19:55:14.172000000</dc:date>
    <meta:document-statistic meta:object-count="30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8</meta:user-defined>
    <meta:user-defined meta:name="PresentationFormat" meta:value-type="string">Panoramiczny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2</meta:user-defined>
  </office:meta>
</office:document-meta>
</file>